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8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842cm"/>
    </style:style>
    <style:style style:name="co3" style:family="table-column">
      <style:table-column-properties fo:break-before="auto" style:column-width="3.507cm"/>
    </style:style>
    <style:style style:name="co4" style:family="table-column">
      <style:table-column-properties fo:break-before="auto" style:column-width="2.866cm"/>
    </style:style>
    <style:style style:name="co5" style:family="table-column">
      <style:table-column-properties fo:break-before="auto" style:column-width="2.547cm"/>
    </style:style>
    <style:style style:name="co6" style:family="table-column">
      <style:table-column-properties fo:break-before="auto" style:column-width="4.595cm"/>
    </style:style>
    <style:style style:name="co7" style:family="table-column">
      <style:table-column-properties fo:break-before="auto" style:column-width="1.672cm"/>
    </style:style>
    <style:style style:name="co9" style:family="table-column">
      <style:table-column-properties fo:break-before="auto" style:column-width="3.099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Data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9" table:default-cell-style-name="Default"/>
        <table:table-row table:style-name="ro1">
          <table:table-cell office:value-type="string">
            <text:p>A</text:p>
          </table:table-cell>
          <table:table-cell table:number-columns-repeated="6"/>
        </table:table-row>
        <table:table-row table:style-name="ro1">
          <table:table-cell office:value-type="string">
            <text:p>MYPA003</text:p>
          </table:table-cell>
          <table:table-cell office:value-type="string">
            <text:p>Bunyip</text:p>
          </table:table-cell>
          <table:table-cell office:value-type="string">
            <text:p>Swamp Thing</text:p>
          </table:table-cell>
          <table:table-cell office:value-type="string">
            <text:p>Paleontology</text:p>
          </table:table-cell>
          <table:table-cell office:value-type="string">
            <text:p>Paleontology Mythic Cards</text:p>
          </table:table-cell>
          <table:table-cell office:value-type="string">
            <text:p>Mythic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5">
            <text:p>45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2">
            <text:p>-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turn score</text:p>
          </table:table-cell>
          <table:table-cell office:value-type="string">
            <text:p>&l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MYPA002</text:p>
          </table:table-cell>
          <table:table-cell office:value-type="string">
            <text:p>Loch Ness Monster</text:p>
          </table:table-cell>
          <table:table-cell office:value-type="string">
            <text:p>Loch In</text:p>
          </table:table-cell>
          <table:table-cell office:value-type="string">
            <text:p>Paleontology</text:p>
          </table:table-cell>
          <table:table-cell office:value-type="string">
            <text:p>Paleontology Mythic Cards</text:p>
          </table:table-cell>
          <table:table-cell office:value-type="string">
            <text:p>Mythic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50">
            <text:p>50</text:p>
          </table:table-cell>
          <table:table-cell office:value-type="float" office:value="2020">
            <text:p>2020</text:p>
          </table:table-cell>
          <table:table-cell office:value-type="string">
            <text:p>Monster Name</text:p>
          </table:table-cell>
          <table:table-cell table:number-columns-repeated="3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Opponent remaining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lock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MYPA001</text:p>
          </table:table-cell>
          <table:table-cell office:value-type="string">
            <text:p>Unicorn</text:p>
          </table:table-cell>
          <table:table-cell office:value-type="string">
            <text:p>Straight to the Point</text:p>
          </table:table-cell>
          <table:table-cell office:value-type="string">
            <text:p>Paleontology</text:p>
          </table:table-cell>
          <table:table-cell office:value-type="string">
            <text:p>Paleontology Mythic Cards</text:p>
          </table:table-cell>
          <table:table-cell office:value-type="string">
            <text:p>Mythic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77">
            <text:p>77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77">
            <text:p>77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45</text:p>
          </table:table-cell>
          <table:table-cell office:value-type="string">
            <text:p>American Cheetah</text:p>
          </table:table-cell>
          <table:table-cell office:value-type="string">
            <text:p>Former Felidae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0">
            <text:p>5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Cool Cats</text:p>
          </table:table-cell>
          <table:table-cell office:value-type="string">
            <text:p>&gt;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03</text:p>
          </table:table-cell>
          <table:table-cell office:value-type="string">
            <text:p>Archaeopteryx</text:p>
          </table:table-cell>
          <table:table-cell office:value-type="string">
            <text:p>Bridge the Evolutionary Gap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5">
            <text:p>45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Bird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24</text:p>
          </table:table-cell>
          <table:table-cell office:value-type="string">
            <text:p>Arsinoitherium</text:p>
          </table:table-cell>
          <table:table-cell office:value-type="string">
            <text:p>Around the Horns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0">
            <text:p>40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6">
            <text:p>4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 remaining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6">
            <text:p>4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41</text:p>
          </table:table-cell>
          <table:table-cell office:value-type="string">
            <text:p>Beelzebufo</text:p>
          </table:table-cell>
          <table:table-cell office:value-type="string">
            <text:p>Frog Outta Hell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7">
            <text:p>67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ltiplicateur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Amphibian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Amphibian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ltiplicateur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18</text:p>
          </table:table-cell>
          <table:table-cell office:value-type="string">
            <text:p>Carbonemys Cofrinii</text:p>
          </table:table-cell>
          <table:table-cell office:value-type="string">
            <text:p>Prehistoric Giant Turtle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Ocean Reptil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float" office:value="1">
            <text:p>1</text:p>
          </table:table-cell>
          <table:table-cell office:value-type="string">
            <text:p>turn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round score</text:p>
          </table:table-cell>
          <table:table-cell office:value-type="string">
            <text:p>&l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Ocean Reptil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float" office:value="1">
            <text:p>1</text:p>
          </table:table-cell>
          <table:table-cell office:value-type="string">
            <text:p>turn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54</text:p>
          </table:table-cell>
          <table:table-cell office:value-type="string">
            <text:p>Cartorhynchus</text:p>
          </table:table-cell>
          <table:table-cell office:value-type="string">
            <text:p>Sudden Diversification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68">
            <text:p>68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Round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A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2">
            <text:p>1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Round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A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2">
            <text:p>1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62</text:p>
          </table:table-cell>
          <table:table-cell office:value-type="string">
            <text:p>Collin's Monster</text:p>
          </table:table-cell>
          <table:table-cell office:value-type="string">
            <text:p>Super Armor!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string">
            <text:p>Monster Name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gauche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/>
        </table:table-row>
        <table:table-row table:style-name="ro1">
          <table:table-cell/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droite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46</text:p>
          </table:table-cell>
          <table:table-cell office:value-type="string">
            <text:p>Confractosuchus</text:p>
          </table:table-cell>
          <table:table-cell office:value-type="string">
            <text:p>Broken Dinosaur Killer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0">
            <text:p>70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oth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ltiplicateur</text:p>
          </table:table-cell>
          <table:table-cell office:value-type="string">
            <text:p>player hand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20</text:p>
          </table:table-cell>
          <table:table-cell office:value-type="string">
            <text:p>Deinotherium</text:p>
          </table:table-cell>
          <table:table-cell office:value-type="string">
            <text:p>Never Forget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78">
            <text:p>78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Name</text:p>
          </table:table-cell>
          <table:table-cell office:value-type="string">
            <text:p>Elephant Seal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Name</text:p>
          </table:table-cell>
          <table:table-cell office:value-type="string">
            <text:p>Elephant's Trunk Nebula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Name</text:p>
          </table:table-cell>
          <table:table-cell office:value-type="string">
            <text:p>African Elephant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0">
            <text:p>3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28</text:p>
          </table:table-cell>
          <table:table-cell office:value-type="string">
            <text:p>Devil's Toenails</text:p>
          </table:table-cell>
          <table:table-cell office:value-type="string">
            <text:p>From the Deep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6">
            <text:p>36</text:p>
          </table:table-cell>
          <table:table-cell office:value-type="string">
            <text:p>Devil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next to</text:p>
          </table:table-cell>
          <table:table-cell office:value-type="string">
            <text:p>Name</text:p>
          </table:table-cell>
          <table:table-cell office:value-type="string">
            <text:p>Ammonite</text:p>
          </table:table-cell>
          <table:table-cell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Name</text:p>
          </table:table-cell>
          <table:table-cell office:value-type="string">
            <text:p>Ammonit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6">
            <text:p>3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float" office:value="1">
            <text:p>1</text:p>
          </table:table-cell>
          <table:table-cell office:value-type="string">
            <text:p>turn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next to</text:p>
          </table:table-cell>
          <table:table-cell office:value-type="string">
            <text:p>Name</text:p>
          </table:table-cell>
          <table:table-cell office:value-type="string">
            <text:p>Trilobite</text:p>
          </table:table-cell>
          <table:table-cell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Name</text:p>
          </table:table-cell>
          <table:table-cell office:value-type="string">
            <text:p>Trilobit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6">
            <text:p>3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float" office:value="1">
            <text:p>1</text:p>
          </table:table-cell>
          <table:table-cell office:value-type="string">
            <text:p>turn</text:p>
          </table:table-cell>
          <table:table-cell table:number-columns-repeated="3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remaining</text:p>
          </table:table-cell>
          <table:table-cell office:value-type="string">
            <text:p>Collection</text:p>
          </table:table-cell>
          <table:table-cell office:value-type="string">
            <text:p>Deep Ocean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59</text:p>
          </table:table-cell>
          <table:table-cell office:value-type="string">
            <text:p>Diictodon</text:p>
          </table:table-cell>
          <table:table-cell office:value-type="string">
            <text:p>Burrow Stealing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Going Underground</text:p>
          </table:table-cell>
          <table:table-cell office:value-type="string">
            <text:p>=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23</text:p>
          </table:table-cell>
          <table:table-cell office:value-type="string">
            <text:p>Dinopithecus</text:p>
          </table:table-cell>
          <table:table-cell office:value-type="string">
            <text:p>Going Ape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54">
            <text:p>54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Primat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7">
            <text:p>27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turn</text:p>
          </table:table-cell>
          <table:table-cell office:value-type="string">
            <text:p>=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Primat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4">
            <text:p>1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49</text:p>
          </table:table-cell>
          <table:table-cell office:value-type="string">
            <text:p>Diprotodon</text:p>
          </table:table-cell>
          <table:table-cell office:value-type="string">
            <text:p>Combat Wombat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55">
            <text:p>55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Marsupial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base_cost</text:p>
          </table:table-cell>
          <table:table-cell office:value-type="string">
            <text:p>&gt;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08</text:p>
          </table:table-cell>
          <table:table-cell office:value-type="string">
            <text:p>Dunkleosteus</text:p>
          </table:table-cell>
          <table:table-cell/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9">
            <text:p>49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01</text:p>
          </table:table-cell>
          <table:table-cell office:value-type="string">
            <text:p>Elasmotherium</text:p>
          </table:table-cell>
          <table:table-cell office:value-type="string">
            <text:p>CRASH!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6">
            <text:p>66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Name</text:p>
          </table:table-cell>
          <table:table-cell office:value-type="string">
            <text:p>Southern White Rhinocero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10</text:p>
          </table:table-cell>
          <table:table-cell office:value-type="string">
            <text:p>Gastornis</text:p>
          </table:table-cell>
          <table:table-cell/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14</text:p>
          </table:table-cell>
          <table:table-cell office:value-type="string">
            <text:p>Glyptodon</text:p>
          </table:table-cell>
          <table:table-cell office:value-type="string">
            <text:p>Heavy Shell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11</text:p>
          </table:table-cell>
          <table:table-cell office:value-type="string">
            <text:p>Gorgonopsids</text:p>
          </table:table-cell>
          <table:table-cell/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6">
            <text:p>46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04</text:p>
          </table:table-cell>
          <table:table-cell office:value-type="string">
            <text:p>Hallucigenia</text:p>
          </table:table-cell>
          <table:table-cell/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63</text:p>
          </table:table-cell>
          <table:table-cell office:value-type="string">
            <text:p>Halszkaraptor</text:p>
          </table:table-cell>
          <table:table-cell office:value-type="string">
            <text:p>Sink or Swim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2">
            <text:p>22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ondition</text:p>
          </table:table-cell>
          <table:table-cell office:value-type="string">
            <text:p>round score</text:p>
          </table:table-cell>
          <table:table-cell office:value-type="string">
            <text:p>&l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60</text:p>
          </table:table-cell>
          <table:table-cell office:value-type="string">
            <text:p>Heracles Inexpectatus</text:p>
          </table:table-cell>
          <table:table-cell office:value-type="string">
            <text:p>Unexpected Hero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5">
            <text:p>35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round score</text:p>
          </table:table-cell>
          <table:table-cell office:value-type="string">
            <text:p>&l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office:value-type="string">
            <text:p>&gt;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The Roman Empir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9">
            <text:p>29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39</text:p>
          </table:table-cell>
          <table:table-cell office:value-type="string">
            <text:p>Hesperocyon</text:p>
          </table:table-cell>
          <table:table-cell office:value-type="string">
            <text:p>Canidae to Canid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7">
            <text:p>37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ltiplicateur</text:p>
          </table:table-cell>
          <table:table-cell office:value-type="string">
            <text:p>player played</text:p>
          </table:table-cell>
          <table:table-cell office:value-type="string">
            <text:p>Collection</text:p>
          </table:table-cell>
          <table:table-cell office:value-type="string">
            <text:p>dogs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52</text:p>
          </table:table-cell>
          <table:table-cell office:value-type="string">
            <text:p>Hesperosuchus</text:p>
          </table:table-cell>
          <table:table-cell office:value-type="string">
            <text:p>Crocodylomorph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1">
            <text:p>21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keyword</text:p>
          </table:table-cell>
          <table:table-cell office:value-type="string">
            <text:p>Crocodil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26</text:p>
          </table:table-cell>
          <table:table-cell office:value-type="string">
            <text:p>Hyaenodon</text:p>
          </table:table-cell>
          <table:table-cell office:value-type="string">
            <text:p>Laughing Matter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7">
            <text:p>37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turn score</text:p>
          </table:table-cell>
          <table:table-cell office:value-type="string">
            <text:p>&g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turn score</text:p>
          </table:table-cell>
          <table:table-cell office:value-type="string">
            <text:p>&g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opponent deck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5">
            <text:p>-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58</text:p>
          </table:table-cell>
          <table:table-cell office:value-type="string">
            <text:p>Inostrancevia</text:p>
          </table:table-cell>
          <table:table-cell office:value-type="string">
            <text:p>Proto-Mammal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5">
            <text:p>25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Name</text:p>
          </table:table-cell>
          <table:table-cell office:value-type="string">
            <text:p>Teeth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60">
            <text:p>6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50</text:p>
          </table:table-cell>
          <table:table-cell office:value-type="string">
            <text:p>Josephoartigasia</text:p>
          </table:table-cell>
          <table:table-cell office:value-type="string">
            <text:p>Enormous Rodent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76">
            <text:p>76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Going Underground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base_cost</text:p>
          </table:table-cell>
          <table:table-cell office:value-type="string">
            <text:p>&gt;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35</text:p>
          </table:table-cell>
          <table:table-cell office:value-type="string">
            <text:p>Langstonia</text:p>
          </table:table-cell>
          <table:table-cell office:value-type="string">
            <text:p>Teeth Bared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4">
            <text:p>54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37</text:p>
          </table:table-cell>
          <table:table-cell office:value-type="string">
            <text:p>Litorosuchus</text:p>
          </table:table-cell>
          <table:table-cell office:value-type="string">
            <text:p>Semi-Aquatic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6">
            <text:p>46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Life on Land</text:p>
          </table:table-cell>
          <table:table-cell office:value-type="string">
            <text:p>&gt;</text:p>
          </table:table-cell>
          <table:table-cell office:value-type="float" office:value="5">
            <text:p>5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Oceans and Sea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6">
            <text:p>1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36</text:p>
          </table:table-cell>
          <table:table-cell office:value-type="string">
            <text:p>Longisquama</text:p>
          </table:table-cell>
          <table:table-cell office:value-type="string">
            <text:p>Long Scales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4">
            <text:p>44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ltiplicateur</text:p>
          </table:table-cell>
          <table:table-cell office:value-type="string">
            <text:p>round complete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17</text:p>
          </table:table-cell>
          <table:table-cell office:value-type="string">
            <text:p>Mastodon</text:p>
          </table:table-cell>
          <table:table-cell office:value-type="string">
            <text:p>Tuskmaster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8">
            <text:p>48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Name</text:p>
          </table:table-cell>
          <table:table-cell office:value-type="string">
            <text:p>Woolly Mammoth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2">
            <text:p>-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16</text:p>
          </table:table-cell>
          <table:table-cell office:value-type="string">
            <text:p>Megacerops</text:p>
          </table:table-cell>
          <table:table-cell office:value-type="string">
            <text:p>To Be Blunt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string">
            <text:p>Mega Paleontology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round score</text:p>
          </table:table-cell>
          <table:table-cell office:value-type="string">
            <text:p>&l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05</text:p>
          </table:table-cell>
          <table:table-cell office:value-type="string">
            <text:p>Megalodon</text:p>
          </table:table-cell>
          <table:table-cell office:value-type="string">
            <text:p>Daddy Shark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8">
            <text:p>48</text:p>
          </table:table-cell>
          <table:table-cell office:value-type="string">
            <text:p>Mega Paleontology</text:p>
          </table:table-cell>
          <table:table-cell office:value-type="float" office:value="2020">
            <text:p>2020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Sharks!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33</text:p>
          </table:table-cell>
          <table:table-cell office:value-type="string">
            <text:p>Meganeura</text:p>
          </table:table-cell>
          <table:table-cell office:value-type="string">
            <text:p>Impressive Wingspan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5">
            <text:p>55</text:p>
          </table:table-cell>
          <table:table-cell office:value-type="string">
            <text:p>Mega Paleontology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Fearsome Fly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base_cost</text:p>
          </table:table-cell>
          <table:table-cell office:value-type="string">
            <text:p>&gt;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Bug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base_cost</text:p>
          </table:table-cell>
          <table:table-cell office:value-type="string">
            <text:p>&gt;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07</text:p>
          </table:table-cell>
          <table:table-cell office:value-type="string">
            <text:p>Megatherium</text:p>
          </table:table-cell>
          <table:table-cell office:value-type="string">
            <text:p>Ancestoral Aid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4">
            <text:p>34</text:p>
          </table:table-cell>
          <table:table-cell office:value-type="string">
            <text:p>Mega Paleontology</text:p>
          </table:table-cell>
          <table:table-cell office:value-type="float" office:value="2020">
            <text:p>2020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Name</text:p>
          </table:table-cell>
          <table:table-cell office:value-type="string">
            <text:p>Amazon Sloth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02</text:p>
          </table:table-cell>
          <table:table-cell office:value-type="string">
            <text:p>Mosasaurus</text:p>
          </table:table-cell>
          <table:table-cell office:value-type="string">
            <text:p>Oceanic Ancestor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3">
            <text:p>53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Ocean Mammal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0">
            <text:p>3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48</text:p>
          </table:table-cell>
          <table:table-cell office:value-type="string">
            <text:p>Murrayglossus</text:p>
          </table:table-cell>
          <table:table-cell office:value-type="string">
            <text:p>Giant Echidna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6">
            <text:p>46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Mammal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base_cost</text:p>
          </table:table-cell>
          <table:table-cell office:value-type="string">
            <text:p>&gt;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09</text:p>
          </table:table-cell>
          <table:table-cell office:value-type="string">
            <text:p>Opabinia</text:p>
          </table:table-cell>
          <table:table-cell/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2">
            <text:p>72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57</text:p>
          </table:table-cell>
          <table:table-cell office:value-type="string">
            <text:p>Pakicetus</text:p>
          </table:table-cell>
          <table:table-cell office:value-type="string">
            <text:p>The First Whale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0">
            <text:p>50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10">
            <text:p>-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06</text:p>
          </table:table-cell>
          <table:table-cell office:value-type="string">
            <text:p>Paraceratherium</text:p>
          </table:table-cell>
          <table:table-cell/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9">
            <text:p>69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25</text:p>
          </table:table-cell>
          <table:table-cell office:value-type="string">
            <text:p>Platybelodon</text:p>
          </table:table-cell>
          <table:table-cell office:value-type="string">
            <text:p>Shovelhead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2">
            <text:p>32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Name</text:p>
          </table:table-cell>
          <table:table-cell office:value-type="string">
            <text:p>Bonnethead Shark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0">
            <text:p>3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38</text:p>
          </table:table-cell>
          <table:table-cell office:value-type="string">
            <text:p>Protictitherium</text:p>
          </table:table-cell>
          <table:table-cell office:value-type="string">
            <text:p>First Striking Beast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">
            <text:p>22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30</text:p>
          </table:table-cell>
          <table:table-cell office:value-type="string">
            <text:p>Purgatorius</text:p>
          </table:table-cell>
          <table:table-cell office:value-type="string">
            <text:p>Primate Progenitor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7">
            <text:p>57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Primat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3">
            <text:p>2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34</text:p>
          </table:table-cell>
          <table:table-cell office:value-type="string">
            <text:p>Purussaurus</text:p>
          </table:table-cell>
          <table:table-cell office:value-type="string">
            <text:p>Ancient Alligator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6">
            <text:p>56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Ocean Reptil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1">
            <text:p>2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56</text:p>
          </table:table-cell>
          <table:table-cell office:value-type="string">
            <text:p>Simosuchus</text:p>
          </table:table-cell>
          <table:table-cell office:value-type="string">
            <text:p>Short Skull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base_cost</text:p>
          </table:table-cell>
          <table:table-cell office:value-type="string">
            <text:p>&lt;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12</text:p>
          </table:table-cell>
          <table:table-cell office:value-type="string">
            <text:p>Smilodon</text:p>
          </table:table-cell>
          <table:table-cell office:value-type="string">
            <text:p>Pounce!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5">
            <text:p>65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Cool Cat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43</text:p>
          </table:table-cell>
          <table:table-cell office:value-type="string">
            <text:p>Synthetoceras</text:p>
          </table:table-cell>
          <table:table-cell office:value-type="string">
            <text:p>Y so Serious?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opponent hand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25">
            <text:p>-2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61</text:p>
          </table:table-cell>
          <table:table-cell office:value-type="string">
            <text:p>Tanystropheus</text:p>
          </table:table-cell>
          <table:table-cell office:value-type="string">
            <text:p>Looooooooong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80">
            <text:p>8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Round</text:p>
          </table:table-cell>
          <table:table-cell office:value-type="string">
            <text:p>=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60">
            <text:p>6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21</text:p>
          </table:table-cell>
          <table:table-cell office:value-type="string">
            <text:p>Thylacosmilus</text:p>
          </table:table-cell>
          <table:table-cell office:value-type="string">
            <text:p>Chin Up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3">
            <text:p>43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2">
            <text:p>-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13</text:p>
          </table:table-cell>
          <table:table-cell office:value-type="string">
            <text:p>Titanoboa</text:p>
          </table:table-cell>
          <table:table-cell office:value-type="string">
            <text:p>Slither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78">
            <text:p>78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Reptil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22</text:p>
          </table:table-cell>
          <table:table-cell office:value-type="string">
            <text:p>Toxodon</text:p>
          </table:table-cell>
          <table:table-cell office:value-type="string">
            <text:p>Bow Tooth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79">
            <text:p>79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office:value-type="string">
            <text:p>&gt;</text:p>
          </table:table-cell>
          <table:table-cell office:value-type="float" office:value="8">
            <text:p>8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 per turn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27</text:p>
          </table:table-cell>
          <table:table-cell office:value-type="string">
            <text:p>Waimanu</text:p>
          </table:table-cell>
          <table:table-cell office:value-type="string">
            <text:p>Water Bird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9">
            <text:p>69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Bird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Sea Bird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2">
            <text:p>1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 remaining</text:p>
          </table:table-cell>
          <table:table-cell office:value-type="string">
            <text:p>Collection</text:p>
          </table:table-cell>
          <table:table-cell office:value-type="string">
            <text:p>Bird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remaining</text:p>
          </table:table-cell>
          <table:table-cell office:value-type="string">
            <text:p>Collection</text:p>
          </table:table-cell>
          <table:table-cell office:value-type="string">
            <text:p>Sea Bird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15</text:p>
          </table:table-cell>
          <table:table-cell office:value-type="string">
            <text:p>Woolly Mammoth</text:p>
          </table:table-cell>
          <table:table-cell office:value-type="string">
            <text:p>Mammoth Undertaking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83">
            <text:p>83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base_power</text:p>
          </table:table-cell>
          <table:table-cell office:value-type="string">
            <text:p>&gt;</text:p>
          </table:table-cell>
          <table:table-cell office:value-type="float" office:value="59">
            <text:p>59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53</text:p>
          </table:table-cell>
          <table:table-cell office:value-type="string">
            <text:p>Xenokeryx Amidalae</text:p>
          </table:table-cell>
          <table:table-cell office:value-type="string">
            <text:p>Princess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2">
            <text:p>52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next to</text:p>
          </table:table-cell>
          <table:table-cell office:value-type="string">
            <text:p>collection</text:p>
          </table:table-cell>
          <table:table-cell office:value-type="string">
            <text:p>Once Upon A Time</text:p>
          </table:table-cell>
          <table:table-cell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43</text:p>
          </table:table-cell>
          <table:table-cell office:value-type="string">
            <text:p>Acheroraptor</text:p>
          </table:table-cell>
          <table:table-cell office:value-type="string">
            <text:p>Terrestrial Wing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3">
            <text:p>73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next to</text:p>
          </table:table-cell>
          <table:table-cell office:value-type="string">
            <text:p>album</text:p>
          </table:table-cell>
          <table:table-cell office:value-type="string">
            <text:p>Life on Land</text:p>
          </table:table-cell>
          <table:table-cell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Fearsome Fly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23</text:p>
          </table:table-cell>
          <table:table-cell office:value-type="string">
            <text:p>Acrocanthosaurus</text:p>
          </table:table-cell>
          <table:table-cell office:value-type="string">
            <text:p>Grow a Spine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Legendary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office:value-type="string">
            <text:p>=</text:p>
          </table:table-cell>
          <table:table-cell office:value-type="float" office:value="18">
            <text:p>18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46</text:p>
          </table:table-cell>
          <table:table-cell office:value-type="string">
            <text:p>Albertonykus</text:p>
          </table:table-cell>
          <table:table-cell office:value-type="string">
            <text:p>Good Grub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Common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2">
            <text:p>42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ltiplicateur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Bug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02</text:p>
          </table:table-cell>
          <table:table-cell office:value-type="string">
            <text:p>Albertosaurus</text:p>
          </table:table-cell>
          <table:table-cell/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Common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2">
            <text:p>72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01</text:p>
          </table:table-cell>
          <table:table-cell office:value-type="string">
            <text:p>Allosaurus</text:p>
          </table:table-cell>
          <table:table-cell office:value-type="string">
            <text:p>Different Lizard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Common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6">
            <text:p>26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Reptil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26</text:p>
          </table:table-cell>
          <table:table-cell office:value-type="string">
            <text:p>Arcovenator</text:p>
          </table:table-cell>
          <table:table-cell office:value-type="string">
            <text:p>Hunt Down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76">
            <text:p>76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turn score</text:p>
          </table:table-cell>
          <table:table-cell office:value-type="string">
            <text:p>&g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opponent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energy per turn</text:p>
          </table:table-cell>
          <table:table-cell office:value-type="float" office:value="-2">
            <text:p>-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turn score</text:p>
          </table:table-cell>
          <table:table-cell office:value-type="string">
            <text:p>&l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opponent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energy per 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36</text:p>
          </table:table-cell>
          <table:table-cell office:value-type="string">
            <text:p>Aucasaurus</text:p>
          </table:table-cell>
          <table:table-cell office:value-type="string">
            <text:p>That Auc-ward Moment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Legendary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3">
            <text:p>63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both remaining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50">
            <text:p>-5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round score</text:p>
          </table:table-cell>
          <table:table-cell office:value-type="string">
            <text:p>&l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remaining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50">
            <text:p>5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34</text:p>
          </table:table-cell>
          <table:table-cell office:value-type="string">
            <text:p>Bambiraptor</text:p>
          </table:table-cell>
          <table:table-cell office:value-type="string">
            <text:p>Great Prince of the Forest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4">
            <text:p>34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arena</text:p>
          </table:table-cell>
          <table:table-cell office:value-type="string">
            <text:p>Paleontology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Life on Land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47</text:p>
          </table:table-cell>
          <table:table-cell office:value-type="string">
            <text:p>Bannykus</text:p>
          </table:table-cell>
          <table:table-cell office:value-type="string">
            <text:p>Transitional Characteristics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6">
            <text:p>76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any</text:p>
          </table:table-cell>
          <table:table-cell office:value-type="string">
            <text:p>=</text:p>
          </table:table-cell>
          <table:table-cell office:value-type="float" office:value="9">
            <text:p>9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an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filtre</text:p>
          </table:table-cell>
          <table:table-cell office:value-type="string">
            <text:p>Limite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17</text:p>
          </table:table-cell>
          <table:table-cell office:value-type="string">
            <text:p>Baryonyx</text:p>
          </table:table-cell>
          <table:table-cell office:value-type="string">
            <text:p>Heavy Claw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3">
            <text:p>73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opponent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25">
            <text:p>-2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arena</text:p>
          </table:table-cell>
          <table:table-cell office:value-type="string">
            <text:p>Paleontology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opponent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35">
            <text:p>-3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25</text:p>
          </table:table-cell>
          <table:table-cell office:value-type="string">
            <text:p>Big Al</text:p>
          </table:table-cell>
          <table:table-cell office:value-type="string">
            <text:p>Keep it Together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2">
            <text:p>52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Carn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round score</text:p>
          </table:table-cell>
          <table:table-cell office:value-type="string">
            <text:p>&g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remaining</text:p>
          </table:table-cell>
          <table:table-cell office:value-type="string">
            <text:p>Collection</text:p>
          </table:table-cell>
          <table:table-cell office:value-type="string">
            <text:p>Carn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19</text:p>
          </table:table-cell>
          <table:table-cell office:value-type="string">
            <text:p>Carcharodontosaurus</text:p>
          </table:table-cell>
          <table:table-cell office:value-type="string">
            <text:p>Jagged Edge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Epic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81">
            <text:p>81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turn score</text:p>
          </table:table-cell>
          <table:table-cell office:value-type="string">
            <text:p>&l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opponent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 per turn</text:p>
          </table:table-cell>
          <table:table-cell office:value-type="float" office:value="-50">
            <text:p>-5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12</text:p>
          </table:table-cell>
          <table:table-cell office:value-type="string">
            <text:p>Carnotaurus</text:p>
          </table:table-cell>
          <table:table-cell office:value-type="string">
            <text:p>Headstrong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Epic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70">
            <text:p>70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energy per turn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18</text:p>
          </table:table-cell>
          <table:table-cell office:value-type="string">
            <text:p>Ceratosaurus</text:p>
          </table:table-cell>
          <table:table-cell office:value-type="string">
            <text:p>Horn Section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Rare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5">
            <text:p>45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Name</text:p>
          </table:table-cell>
          <table:table-cell office:value-type="string">
            <text:p>Carnotauru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20</text:p>
          </table:table-cell>
          <table:table-cell office:value-type="string">
            <text:p>Coelophysis</text:p>
          </table:table-cell>
          <table:table-cell office:value-type="string">
            <text:p>Hollow Threats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Rare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5">
            <text:p>35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opponent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8">
            <text:p>-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16</text:p>
          </table:table-cell>
          <table:table-cell office:value-type="string">
            <text:p>Compsognathus</text:p>
          </table:table-cell>
          <table:table-cell office:value-type="string">
            <text:p>Compy-tition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Epic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opponent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5">
            <text:p>-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06</text:p>
          </table:table-cell>
          <table:table-cell office:value-type="string">
            <text:p>Cryolophosaurus</text:p>
          </table:table-cell>
          <table:table-cell/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Common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35</text:p>
          </table:table-cell>
          <table:table-cell office:value-type="string">
            <text:p>Daspletosaurus</text:p>
          </table:table-cell>
          <table:table-cell office:value-type="string">
            <text:p>Shred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Rare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3">
            <text:p>73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opponent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20">
            <text:p>-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voisin</text:p>
          </table:table-cell>
          <table:table-cell office:value-type="string">
            <text:p>oppose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15">
            <text:p>-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11</text:p>
          </table:table-cell>
          <table:table-cell office:value-type="string">
            <text:p>Deinonychus</text:p>
          </table:table-cell>
          <table:table-cell/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Common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73">
            <text:p>73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33</text:p>
          </table:table-cell>
          <table:table-cell office:value-type="string">
            <text:p>Dilong</text:p>
          </table:table-cell>
          <table:table-cell office:value-type="string">
            <text:p>Emperor Dragon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0">
            <text:p>60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both remaining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keyword</text:p>
          </table:table-cell>
          <table:table-cell office:value-type="string">
            <text:p>Emperor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lock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Mythical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04</text:p>
          </table:table-cell>
          <table:table-cell office:value-type="string">
            <text:p>Dilophosaurus</text:p>
          </table:table-cell>
          <table:table-cell office:value-type="string">
            <text:p>Dial-a-Phosaurus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Common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1">
            <text:p>51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played</text:p>
          </table:table-cell>
          <table:table-cell office:value-type="string">
            <text:p>Name</text:p>
          </table:table-cell>
          <table:table-cell office:value-type="string">
            <text:p>Dreyfuss Model 5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0">
            <text:p>3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08</text:p>
          </table:table-cell>
          <table:table-cell office:value-type="string">
            <text:p>Dimetrodon</text:p>
          </table:table-cell>
          <table:table-cell/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Common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67">
            <text:p>67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15</text:p>
          </table:table-cell>
          <table:table-cell office:value-type="string">
            <text:p>Giganotosaurus</text:p>
          </table:table-cell>
          <table:table-cell office:value-type="string">
            <text:p>Dino Hunter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Fusion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4">
            <text:p>34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opponent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20">
            <text:p>-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09</text:p>
          </table:table-cell>
          <table:table-cell office:value-type="string">
            <text:p>Gorgosaurus</text:p>
          </table:table-cell>
          <table:table-cell office:value-type="string">
            <text:p>Evil Dread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Common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8">
            <text:p>58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opponent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energy per turn</text:p>
          </table:table-cell>
          <table:table-cell office:value-type="float" office:value="-2">
            <text:p>-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32</text:p>
          </table:table-cell>
          <table:table-cell office:value-type="string">
            <text:p>Irritator</text:p>
          </table:table-cell>
          <table:table-cell office:value-type="string">
            <text:p>Semiaquatic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Rare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6">
            <text:p>26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Raging Riv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Ocean Reptil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22</text:p>
          </table:table-cell>
          <table:table-cell office:value-type="string">
            <text:p>Majungasaurus</text:p>
          </table:table-cell>
          <table:table-cell office:value-type="string">
            <text:p>Skullduggery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Rare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65">
            <text:p>65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lock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29</text:p>
          </table:table-cell>
          <table:table-cell office:value-type="string">
            <text:p>Mapusaurus</text:p>
          </table:table-cell>
          <table:table-cell office:value-type="string">
            <text:p>Put Them on the Map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0">
            <text:p>7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3">
            <text:p>1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turn score</text:p>
          </table:table-cell>
          <table:table-cell office:value-type="string">
            <text:p>&g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30</text:p>
          </table:table-cell>
          <table:table-cell office:value-type="string">
            <text:p>Megalosaurus</text:p>
          </table:table-cell>
          <table:table-cell office:value-type="string">
            <text:p>Megalomania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68">
            <text:p>68</text:p>
          </table:table-cell>
          <table:table-cell office:value-type="string">
            <text:p>Mega Paleontology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31</text:p>
          </table:table-cell>
          <table:table-cell office:value-type="string">
            <text:p>Megaraptor</text:p>
          </table:table-cell>
          <table:table-cell office:value-type="string">
            <text:p>Toe in the Slaughter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7">
            <text:p>37</text:p>
          </table:table-cell>
          <table:table-cell office:value-type="string">
            <text:p>Mega Paleontology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Omn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1">
            <text:p>2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Omn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42</text:p>
          </table:table-cell>
          <table:table-cell office:value-type="string">
            <text:p>Nanuqsaurus</text:p>
          </table:table-cell>
          <table:table-cell office:value-type="string">
            <text:p>Climatic Extremes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0">
            <text:p>6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gauche</text:p>
          </table:table-cell>
          <table:table-cell office:value-type="string">
            <text:p>collection</text:p>
          </table:table-cell>
          <table:table-cell office:value-type="string">
            <text:p>Ice Age</text:p>
          </table:table-cell>
          <table:table-cell/>
        </table:table-row>
        <table:table-row table:style-name="ro1">
          <table:table-cell/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droite</text:p>
          </table:table-cell>
          <table:table-cell office:value-type="string">
            <text:p>collection</text:p>
          </table:table-cell>
          <table:table-cell office:value-type="string">
            <text:p>Ice Age</text:p>
          </table:table-cell>
          <table:table-cell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44</text:p>
          </table:table-cell>
          <table:table-cell office:value-type="string">
            <text:p>Ornithosuchus</text:p>
          </table:table-cell>
          <table:table-cell office:value-type="string">
            <text:p>Quackodile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Epic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2">
            <text:p>52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Birds</text:p>
          </table:table-cell>
          <table:table-cell office:value-type="string">
            <text:p>&gt;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Reptiles</text:p>
          </table:table-cell>
          <table:table-cell office:value-type="string">
            <text:p>&gt;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Carn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45</text:p>
          </table:table-cell>
          <table:table-cell office:value-type="string">
            <text:p>Oxalaia</text:p>
          </table:table-cell>
          <table:table-cell office:value-type="string">
            <text:p>Spino-Siblings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Epic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0">
            <text:p>6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next to</text:p>
          </table:table-cell>
          <table:table-cell office:value-type="string">
            <text:p>Name</text:p>
          </table:table-cell>
          <table:table-cell office:value-type="string">
            <text:p>Spinosaurus</text:p>
          </table:table-cell>
          <table:table-cell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Carn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24</text:p>
          </table:table-cell>
          <table:table-cell office:value-type="string">
            <text:p>Postosuchus</text:p>
          </table:table-cell>
          <table:table-cell office:value-type="string">
            <text:p>What a Croc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Epic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Name</text:p>
          </table:table-cell>
          <table:table-cell office:value-type="string">
            <text:p>American Crocodil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Name</text:p>
          </table:table-cell>
          <table:table-cell office:value-type="string">
            <text:p>Saltwater Crocodil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Name</text:p>
          </table:table-cell>
          <table:table-cell office:value-type="string">
            <text:p>Mugger Crocodil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40</text:p>
          </table:table-cell>
          <table:table-cell office:value-type="string">
            <text:p>Pyroraptor</text:p>
          </table:table-cell>
          <table:table-cell office:value-type="string">
            <text:p>Fire Thieves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Legendary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70">
            <text:p>7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next to</text:p>
          </table:table-cell>
          <table:table-cell office:value-type="string">
            <text:p>Name</text:p>
          </table:table-cell>
          <table:table-cell office:value-type="string">
            <text:p>Prometheus</text:p>
          </table:table-cell>
          <table:table-cell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Name</text:p>
          </table:table-cell>
          <table:table-cell office:value-type="string">
            <text:p>Prometheu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48</text:p>
          </table:table-cell>
          <table:table-cell office:value-type="string">
            <text:p>Qianzhousaurus</text:p>
          </table:table-cell>
          <table:table-cell office:value-type="string">
            <text:p>Pinocchio Rex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5">
            <text:p>75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Once Upon A Tim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Fiction and Fantas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Name</text:p>
          </table:table-cell>
          <table:table-cell office:value-type="string">
            <text:p>Pinocchio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27</text:p>
          </table:table-cell>
          <table:table-cell office:value-type="string">
            <text:p>Rajasaurus</text:p>
          </table:table-cell>
          <table:table-cell office:value-type="string">
            <text:p>Princely Sum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4">
            <text:p>54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energy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both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07</text:p>
          </table:table-cell>
          <table:table-cell office:value-type="string">
            <text:p>Saurophaganax</text:p>
          </table:table-cell>
          <table:table-cell office:value-type="string">
            <text:p>Apex Attack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Common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5">
            <text:p>45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both hand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10">
            <text:p>-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37</text:p>
          </table:table-cell>
          <table:table-cell office:value-type="string">
            <text:p>Shuvuuia</text:p>
          </table:table-cell>
          <table:table-cell office:value-type="string">
            <text:p>Mouth Off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Epic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9">
            <text:p>39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turn score</text:p>
          </table:table-cell>
          <table:table-cell office:value-type="string">
            <text:p>&l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opponent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burn</text:p>
          </table:table-cell>
          <table:table-cell office:value-type="float" office:value="30">
            <text:p>3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39</text:p>
          </table:table-cell>
          <table:table-cell office:value-type="string">
            <text:p>Siamotyrannus</text:p>
          </table:table-cell>
          <table:table-cell office:value-type="string">
            <text:p>Tyrant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5">
            <text:p>45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Carn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50">
            <text:p>5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38</text:p>
          </table:table-cell>
          <table:table-cell office:value-type="string">
            <text:p>Sinocalliopteryx</text:p>
          </table:table-cell>
          <table:table-cell office:value-type="string">
            <text:p>Feeding Time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5">
            <text:p>65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turn score</text:p>
          </table:table-cell>
          <table:table-cell office:value-type="string">
            <text:p>&g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energy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13</text:p>
          </table:table-cell>
          <table:table-cell office:value-type="string">
            <text:p>Spinosaurus</text:p>
          </table:table-cell>
          <table:table-cell office:value-type="string">
            <text:p>The Greatest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Rare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0">
            <text:p>60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 per turn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 per turn</text:p>
          </table:table-cell>
          <table:table-cell office:value-type="float" office:value="-6">
            <text:p>-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14</text:p>
          </table:table-cell>
          <table:table-cell office:value-type="string">
            <text:p>Tarbosaurus</text:p>
          </table:table-cell>
          <table:table-cell/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Common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0">
            <text:p>60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41</text:p>
          </table:table-cell>
          <table:table-cell office:value-type="string">
            <text:p>Thanos Simonattoi</text:p>
          </table:table-cell>
          <table:table-cell office:value-type="string">
            <text:p>Snap!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Legendary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0">
            <text:p>6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gauche</text:p>
          </table:table-cell>
          <table:table-cell office:value-type="string">
            <text:p>collection</text:p>
          </table:table-cell>
          <table:table-cell office:value-type="string">
            <text:p>Hidden Gems</text:p>
          </table:table-cell>
          <table:table-cell/>
        </table:table-row>
        <table:table-row table:style-name="ro1">
          <table:table-cell/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droite</text:p>
          </table:table-cell>
          <table:table-cell office:value-type="string">
            <text:p>collection</text:p>
          </table:table-cell>
          <table:table-cell office:value-type="string">
            <text:p>Hidden Gems</text:p>
          </table:table-cell>
          <table:table-cell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9">
            <text:p>9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gauche</text:p>
          </table:table-cell>
          <table:table-cell office:value-type="string">
            <text:p>collection</text:p>
          </table:table-cell>
          <table:table-cell office:value-type="string">
            <text:p>Hidden Gems</text:p>
          </table:table-cell>
          <table:table-cell/>
        </table:table-row>
        <table:table-row table:style-name="ro1">
          <table:table-cell/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droite</text:p>
          </table:table-cell>
          <table:table-cell office:value-type="string">
            <text:p>collection</text:p>
          </table:table-cell>
          <table:table-cell office:value-type="string">
            <text:p>Hidden Gems</text:p>
          </table:table-cell>
          <table:table-cell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opponent deck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9">
            <text:p>9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10">
            <text:p>-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21</text:p>
          </table:table-cell>
          <table:table-cell office:value-type="string">
            <text:p>Torvosaurus</text:p>
          </table:table-cell>
          <table:table-cell office:value-type="string">
            <text:p>Strongarm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Rare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1">
            <text:p>61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both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base_power</text:p>
          </table:table-cell>
          <table:table-cell office:value-type="string">
            <text:p>&lt;</text:p>
          </table:table-cell>
          <table:table-cell office:value-type="float" office:value="61">
            <text:p>6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20">
            <text:p>-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05</text:p>
          </table:table-cell>
          <table:table-cell office:value-type="string">
            <text:p>Tyrannosaurus Rex</text:p>
          </table:table-cell>
          <table:table-cell office:value-type="string">
            <text:p>Jaws of Terror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Legendary</text:p>
          </table:table-cell>
          <table:table-cell office:value-type="string">
            <text:p>Level-up rewar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54">
            <text:p>54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round score</text:p>
          </table:table-cell>
          <table:table-cell office:value-type="string">
            <text:p>&g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10</text:p>
          </table:table-cell>
          <table:table-cell office:value-type="string">
            <text:p>Utahraptor</text:p>
          </table:table-cell>
          <table:table-cell/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Common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03</text:p>
          </table:table-cell>
          <table:table-cell office:value-type="string">
            <text:p>Velociraptor</text:p>
          </table:table-cell>
          <table:table-cell office:value-type="string">
            <text:p>Vicious Claw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Rare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5">
            <text:p>65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opponent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 per turn</text:p>
          </table:table-cell>
          <table:table-cell office:value-type="float" office:value="-12">
            <text:p>-1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EV003</text:p>
          </table:table-cell>
          <table:table-cell office:value-type="string">
            <text:p>Ammonite</text:p>
          </table:table-cell>
          <table:table-cell office:value-type="string">
            <text:p>Fossil Fuelled</text:p>
          </table:table-cell>
          <table:table-cell office:value-type="string">
            <text:p>Paleontology</text:p>
          </table:table-cell>
          <table:table-cell office:value-type="string">
            <text:p>Paleontology Special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0">
            <text:p>4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Name</text:p>
          </table:table-cell>
          <table:table-cell office:value-type="string">
            <text:p>Trilobit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5">
            <text:p>3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EV001</text:p>
          </table:table-cell>
          <table:table-cell office:value-type="string">
            <text:p>Dinosaur Eggs</text:p>
          </table:table-cell>
          <table:table-cell office:value-type="string">
            <text:p>Eggs In One Basket</text:p>
          </table:table-cell>
          <table:table-cell office:value-type="string">
            <text:p>Paleontology</text:p>
          </table:table-cell>
          <table:table-cell office:value-type="string">
            <text:p>Paleontology Specials</text:p>
          </table:table-cell>
          <table:table-cell office:value-type="string">
            <text:p>Epic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string">
            <text:p>Egg</text:p>
          </table:table-cell>
          <table:table-cell office:value-type="float" office:value="2020">
            <text:p>2020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Name</text:p>
          </table:table-cell>
          <table:table-cell office:value-type="string">
            <text:p>Egg Nebula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EV002</text:p>
          </table:table-cell>
          <table:table-cell office:value-type="string">
            <text:p>Pangea</text:p>
          </table:table-cell>
          <table:table-cell office:value-type="string">
            <text:p>One World</text:p>
          </table:table-cell>
          <table:table-cell office:value-type="string">
            <text:p>Paleontology</text:p>
          </table:table-cell>
          <table:table-cell office:value-type="string">
            <text:p>Paleontology Special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8">
            <text:p>48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6">
            <text:p>3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Album</text:p>
          </table:table-cell>
          <table:table-cell office:value-type="string">
            <text:p>Life on Land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6">
            <text:p>3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EV004</text:p>
          </table:table-cell>
          <table:table-cell office:value-type="string">
            <text:p>Trilobite</text:p>
          </table:table-cell>
          <table:table-cell office:value-type="string">
            <text:p>Fossil Fuelled</text:p>
          </table:table-cell>
          <table:table-cell office:value-type="string">
            <text:p>Paleontology</text:p>
          </table:table-cell>
          <table:table-cell office:value-type="string">
            <text:p>Paleontology Special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5">
            <text:p>45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Name</text:p>
          </table:table-cell>
          <table:table-cell office:value-type="string">
            <text:p>Ammonit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36</text:p>
          </table:table-cell>
          <table:table-cell office:value-type="string">
            <text:p>Amblydectes</text:p>
          </table:table-cell>
          <table:table-cell office:value-type="string">
            <text:p>Ambyldextrous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9">
            <text:p>49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cement</text:p>
          </table:table-cell>
          <table:table-cell office:value-type="string">
            <text:p>gauche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Fearsome Fly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cement</text:p>
          </table:table-cell>
          <table:table-cell office:value-type="string">
            <text:p>droite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Fearsome Fly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18</text:p>
          </table:table-cell>
          <table:table-cell office:value-type="string">
            <text:p>Anchiornis</text:p>
          </table:table-cell>
          <table:table-cell office:value-type="string">
            <text:p>Anchi-Panky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Name</text:p>
          </table:table-cell>
          <table:table-cell office:value-type="string">
            <text:p>Anchisauru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6">
            <text:p>3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02</text:p>
          </table:table-cell>
          <table:table-cell office:value-type="string">
            <text:p>Anhanguera</text:p>
          </table:table-cell>
          <table:table-cell office:value-type="string">
            <text:p>hanguera Pangs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energy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30</text:p>
          </table:table-cell>
          <table:table-cell office:value-type="string">
            <text:p>Anurognathus</text:p>
          </table:table-cell>
          <table:table-cell office:value-type="string">
            <text:p>Tiny Terrors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base_cost</text:p>
          </table:table-cell>
          <table:table-cell office:value-type="string">
            <text:p>&lt;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41</text:p>
          </table:table-cell>
          <table:table-cell office:value-type="string">
            <text:p>Argentavis</text:p>
          </table:table-cell>
          <table:table-cell office:value-type="string">
            <text:p>Real Big Bird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75">
            <text:p>7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15">
            <text:p>-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ltiplicateur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Fearsome Fly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39</text:p>
          </table:table-cell>
          <table:table-cell office:value-type="string">
            <text:p>Azhdarcho</text:p>
          </table:table-cell>
          <table:table-cell office:value-type="string">
            <text:p>Toothless Dragon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5">
            <text:p>75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Winged Mythical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ltiplicateur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Fearsome Flyers</text:p>
          </table:table-cell>
          <table:table-cell office:value-type="float" office:value="12">
            <text:p>12</text:p>
          </table:table-cell>
          <table:table-cell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27</text:p>
          </table:table-cell>
          <table:table-cell office:value-type="string">
            <text:p>Caihong Juji</text:p>
          </table:table-cell>
          <table:table-cell office:value-type="string">
            <text:p>Rainbow Crest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52">
            <text:p>52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office:value-type="string">
            <text:p>&gt;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Unruly Rul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Draw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Life on Land</text:p>
          </table:table-cell>
          <table:table-cell office:value-type="string">
            <text:p>&gt;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Unruly Rul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Draw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Science</text:p>
          </table:table-cell>
          <table:table-cell office:value-type="string">
            <text:p>&gt;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Unruly Rul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23</text:p>
          </table:table-cell>
          <table:table-cell office:value-type="string">
            <text:p>Confuciusornis</text:p>
          </table:table-cell>
          <table:table-cell office:value-type="string">
            <text:p>Confuciusornism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51">
            <text:p>51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Philosoph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player played</text:p>
          </table:table-cell>
          <table:table-cell office:value-type="string">
            <text:p>Name</text:p>
          </table:table-cell>
          <table:table-cell office:value-type="string">
            <text:p>Confuciu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Philosoph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6">
            <text:p>1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13</text:p>
          </table:table-cell>
          <table:table-cell office:value-type="string">
            <text:p>Cryodrakon</text:p>
          </table:table-cell>
          <table:table-cell office:value-type="string">
            <text:p>Cry Some More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55">
            <text:p>55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arena</text:p>
          </table:table-cell>
          <table:table-cell office:value-type="string">
            <text:p>Paleontology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55">
            <text:p>5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34</text:p>
          </table:table-cell>
          <table:table-cell office:value-type="string">
            <text:p>Cygnus Falconeri</text:p>
          </table:table-cell>
          <table:table-cell office:value-type="string">
            <text:p>Swan About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8">
            <text:p>58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opponent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20">
            <text:p>-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40</text:p>
          </table:table-cell>
          <table:table-cell office:value-type="string">
            <text:p>Darwinopterus</text:p>
          </table:table-cell>
          <table:table-cell office:value-type="string">
            <text:p>Darwin's Wing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7">
            <text:p>57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Fearsome Fly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6">
            <text:p>1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38</text:p>
          </table:table-cell>
          <table:table-cell office:value-type="string">
            <text:p>Dawndraco</text:p>
          </table:table-cell>
          <table:table-cell office:value-type="string">
            <text:p>Dragon of the Dawn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5">
            <text:p>45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ondition</text:p>
          </table:table-cell>
          <table:table-cell office:value-type="string">
            <text:p>player played</text:p>
          </table:table-cell>
          <table:table-cell office:value-type="string">
            <text:p>keyword</text:p>
          </table:table-cell>
          <table:table-cell office:value-type="string">
            <text:p>Winged Mythical</text:p>
          </table:table-cell>
          <table:table-cell office:value-type="string">
            <text:p>&gt;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7">
            <text:p>17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31</text:p>
          </table:table-cell>
          <table:table-cell office:value-type="string">
            <text:p>Dearc</text:p>
          </table:table-cell>
          <table:table-cell office:value-type="string">
            <text:p>Detriomphe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2">
            <text:p>62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Fearsome Flyers</text:p>
          </table:table-cell>
          <table:table-cell office:value-type="string">
            <text:p>&gt;</text:p>
          </table:table-cell>
          <table:table-cell office:value-type="float" office:value="7">
            <text:p>7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Fearsome Fly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7">
            <text:p>17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09</text:p>
          </table:table-cell>
          <table:table-cell office:value-type="string">
            <text:p>Dimorphodon</text:p>
          </table:table-cell>
          <table:table-cell office:value-type="string">
            <text:p>Tooth Hurts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Carn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06</text:p>
          </table:table-cell>
          <table:table-cell office:value-type="string">
            <text:p>Dorygnathus</text:p>
          </table:table-cell>
          <table:table-cell/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1">
            <text:p>41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15</text:p>
          </table:table-cell>
          <table:table-cell office:value-type="string">
            <text:p>Dsungaripterus</text:p>
          </table:table-cell>
          <table:table-cell office:value-type="string">
            <text:p>Short Bursts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0">
            <text:p>40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15">
            <text:p>-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03</text:p>
          </table:table-cell>
          <table:table-cell office:value-type="string">
            <text:p>Eudimorphodon</text:p>
          </table:table-cell>
          <table:table-cell office:value-type="string">
            <text:p>Piscavorious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9">
            <text:p>29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both hand</text:p>
          </table:table-cell>
          <table:table-cell office:value-type="string">
            <text:p>Album</text:p>
          </table:table-cell>
          <table:table-cell office:value-type="string">
            <text:p>Oceans and Sea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15">
            <text:p>-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26</text:p>
          </table:table-cell>
          <table:table-cell office:value-type="string">
            <text:p>Haast's Eagle</text:p>
          </table:table-cell>
          <table:table-cell office:value-type="string">
            <text:p>Haast To Be Perfect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6">
            <text:p>76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round won</text:p>
          </table:table-cell>
          <table:table-cell office:value-type="string">
            <text:p>&g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ondition</text:p>
          </table:table-cell>
          <table:table-cell office:value-type="string">
            <text:p>turn score</text:p>
          </table:table-cell>
          <table:table-cell office:value-type="string">
            <text:p>&g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energy per turn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33</text:p>
          </table:table-cell>
          <table:table-cell office:value-type="string">
            <text:p>Icarosaurus</text:p>
          </table:table-cell>
          <table:table-cell office:value-type="string">
            <text:p>Icarus Lizard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7">
            <text:p>47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next to</text:p>
          </table:table-cell>
          <table:table-cell office:value-type="string">
            <text:p>Name</text:p>
          </table:table-cell>
          <table:table-cell office:value-type="string">
            <text:p>The Sun</text:p>
          </table:table-cell>
          <table:table-cell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Fearsome Fly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1">
            <text:p>2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25</text:p>
          </table:table-cell>
          <table:table-cell office:value-type="string">
            <text:p>Jeholornis</text:p>
          </table:table-cell>
          <table:table-cell office:value-type="string">
            <text:p>Naming Dispute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3">
            <text:p>63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ondition</text:p>
          </table:table-cell>
          <table:table-cell office:value-type="string">
            <text:p>round score</text:p>
          </table:table-cell>
          <table:table-cell office:value-type="string">
            <text:p>&l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5">
            <text:p>-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08</text:p>
          </table:table-cell>
          <table:table-cell office:value-type="string">
            <text:p>Microraptor</text:p>
          </table:table-cell>
          <table:table-cell office:value-type="string">
            <text:p>Four-winged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7">
            <text:p>47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Bird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01</text:p>
          </table:table-cell>
          <table:table-cell office:value-type="string">
            <text:p>Ornithocheirus</text:p>
          </table:table-cell>
          <table:table-cell/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16</text:p>
          </table:table-cell>
          <table:table-cell office:value-type="string">
            <text:p>Peteinosaurus</text:p>
          </table:table-cell>
          <table:table-cell office:value-type="string">
            <text:p>Small Fly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energy per 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Name</text:p>
          </table:table-cell>
          <table:table-cell office:value-type="string">
            <text:p>Thick-headed Fl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04</text:p>
          </table:table-cell>
          <table:table-cell office:value-type="string">
            <text:p>Pteranodon</text:p>
          </table:table-cell>
          <table:table-cell office:value-type="string">
            <text:p>Soar, Loser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1">
            <text:p>31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turn score</text:p>
          </table:table-cell>
          <table:table-cell office:value-type="string">
            <text:p>&g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energy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12</text:p>
          </table:table-cell>
          <table:table-cell office:value-type="string">
            <text:p>Pterodactylus</text:p>
          </table:table-cell>
          <table:table-cell office:value-type="string">
            <text:p>Night Pterrors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7">
            <text:p>27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 remaining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21</text:p>
          </table:table-cell>
          <table:table-cell office:value-type="string">
            <text:p>Pterodaustro</text:p>
          </table:table-cell>
          <table:table-cell office:value-type="string">
            <text:p>Flamin-Go!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2">
            <text:p>32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Name</text:p>
          </table:table-cell>
          <table:table-cell office:value-type="string">
            <text:p>Flamingo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6">
            <text:p>4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07</text:p>
          </table:table-cell>
          <table:table-cell office:value-type="string">
            <text:p>Quetzalcoatlus</text:p>
          </table:table-cell>
          <table:table-cell office:value-type="string">
            <text:p>Power of the Serpent God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2">
            <text:p>52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Name</text:p>
          </table:table-cell>
          <table:table-cell office:value-type="string">
            <text:p>Bushmaster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Name</text:p>
          </table:table-cell>
          <table:table-cell office:value-type="string">
            <text:p>Quetzalcoatl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50">
            <text:p>5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14</text:p>
          </table:table-cell>
          <table:table-cell office:value-type="string">
            <text:p>Rhamphorhynchus</text:p>
          </table:table-cell>
          <table:table-cell office:value-type="string">
            <text:p>Well Preserved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 remaining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24</text:p>
          </table:table-cell>
          <table:table-cell office:value-type="string">
            <text:p>Sharovipteryx</text:p>
          </table:table-cell>
          <table:table-cell office:value-type="string">
            <text:p>Maria Sharovipteryx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9">
            <text:p>39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Name</text:p>
          </table:table-cell>
          <table:table-cell office:value-type="string">
            <text:p>Tenni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11</text:p>
          </table:table-cell>
          <table:table-cell office:value-type="string">
            <text:p>Tapejara</text:p>
          </table:table-cell>
          <table:table-cell office:value-type="string">
            <text:p>Old Being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Fearsome Fly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05</text:p>
          </table:table-cell>
          <table:table-cell office:value-type="string">
            <text:p>Thalassodromeus</text:p>
          </table:table-cell>
          <table:table-cell/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9">
            <text:p>39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32</text:p>
          </table:table-cell>
          <table:table-cell office:value-type="string">
            <text:p>Tropeognathus</text:p>
          </table:table-cell>
          <table:table-cell office:value-type="string">
            <text:p>Keel Jaw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7">
            <text:p>37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Oceans and Seas</text:p>
          </table:table-cell>
          <table:table-cell office:value-type="string">
            <text:p>=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Fearsome Fly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 of the Serpent God</text:p>
          </table:table-cell>
          <table:table-cell office:value-type="float" office:value="22">
            <text:p>2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10</text:p>
          </table:table-cell>
          <table:table-cell office:value-type="string">
            <text:p>Tupuxuara</text:p>
          </table:table-cell>
          <table:table-cell office:value-type="string">
            <text:p>Simply the Crest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5">
            <text:p>35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Name</text:p>
          </table:table-cell>
          <table:table-cell office:value-type="string">
            <text:p>Parasaurolophu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0">
            <text:p>3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35</text:p>
          </table:table-cell>
          <table:table-cell office:value-type="string">
            <text:p>Woodward's Eagle</text:p>
          </table:table-cell>
          <table:table-cell office:value-type="string">
            <text:p>Open Habitat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55">
            <text:p>55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Fearsome Fly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ltiplicateur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Reptil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29</text:p>
          </table:table-cell>
          <table:table-cell office:value-type="string">
            <text:p>Yanornis</text:p>
          </table:table-cell>
          <table:table-cell office:value-type="string">
            <text:p>Upstroke Uptick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Round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Round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22</text:p>
          </table:table-cell>
          <table:table-cell office:value-type="string">
            <text:p>Yi Qi</text:p>
          </table:table-cell>
          <table:table-cell office:value-type="string">
            <text:p>Stranger Wings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5">
            <text:p>65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19</text:p>
          </table:table-cell>
          <table:table-cell office:value-type="string">
            <text:p>Zhejiangopterus</text:p>
          </table:table-cell>
          <table:table-cell office:value-type="string">
            <text:p>Ready to Swoop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2">
            <text:p>42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Fearsome Fly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round score</text:p>
          </table:table-cell>
          <table:table-cell office:value-type="string">
            <text:p>&g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Fearsome Fly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20</text:p>
          </table:table-cell>
          <table:table-cell office:value-type="string">
            <text:p>Zhenyuanopterus</text:p>
          </table:table-cell>
          <table:table-cell office:value-type="string">
            <text:p>Grin and Bear It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65">
            <text:p>65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turn score</text:p>
          </table:table-cell>
          <table:table-cell office:value-type="string">
            <text:p>&l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 per turn</text:p>
          </table:table-cell>
          <table:table-cell office:value-type="float" office:value="65">
            <text:p>6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GB005</text:p>
          </table:table-cell>
          <table:table-cell office:value-type="string">
            <text:p>Barnum Brown</text:p>
          </table:table-cell>
          <table:table-cell office:value-type="string">
            <text:p>We Have a T-Rex</text:p>
          </table:table-cell>
          <table:table-cell office:value-type="string">
            <text:p>Paleontology</text:p>
          </table:table-cell>
          <table:table-cell office:value-type="string">
            <text:p>Groundbreaker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5">
            <text:p>65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Name</text:p>
          </table:table-cell>
          <table:table-cell office:value-type="string">
            <text:p>Tyrannosaurus Rex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Groundbreak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next to</text:p>
          </table:table-cell>
          <table:table-cell office:value-type="string">
            <text:p>Tyrannosaurus Rex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Carn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GB010</text:p>
          </table:table-cell>
          <table:table-cell office:value-type="string">
            <text:p>Benjamin Franklin Mudge</text:p>
          </table:table-cell>
          <table:table-cell office:value-type="string">
            <text:p>Field Notes</text:p>
          </table:table-cell>
          <table:table-cell office:value-type="string">
            <text:p>Paleontology</text:p>
          </table:table-cell>
          <table:table-cell office:value-type="string">
            <text:p>Groundbreaker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Name</text:p>
          </table:table-cell>
          <table:table-cell office:value-type="string">
            <text:p>Allosauru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Groundbreak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Name</text:p>
          </table:table-cell>
          <table:table-cell office:value-type="string">
            <text:p>Diplodocu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Groundbreak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GB008</text:p>
          </table:table-cell>
          <table:table-cell office:value-type="string">
            <text:p>Edwin H. Colbert</text:p>
          </table:table-cell>
          <table:table-cell office:value-type="string">
            <text:p>Fossil Haul</text:p>
          </table:table-cell>
          <table:table-cell office:value-type="string">
            <text:p>Paleontology</text:p>
          </table:table-cell>
          <table:table-cell office:value-type="string">
            <text:p>Groundbreaker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8">
            <text:p>78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Name</text:p>
          </table:table-cell>
          <table:table-cell office:value-type="string">
            <text:p>Coelophysi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Groundbreak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Name</text:p>
          </table:table-cell>
          <table:table-cell office:value-type="string">
            <text:p>Georgia O'Keeff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Groundbreak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GB003</text:p>
          </table:table-cell>
          <table:table-cell office:value-type="string">
            <text:p>Georges Cuvier</text:p>
          </table:table-cell>
          <table:table-cell office:value-type="string">
            <text:p>Catastrophism</text:p>
          </table:table-cell>
          <table:table-cell office:value-type="string">
            <text:p>Paleontology</text:p>
          </table:table-cell>
          <table:table-cell office:value-type="string">
            <text:p>Groundbreaker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8">
            <text:p>48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9">
            <text:p>9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2">
            <text:p>2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GB011</text:p>
          </table:table-cell>
          <table:table-cell office:value-type="string">
            <text:p>Gideon Mantell</text:p>
          </table:table-cell>
          <table:table-cell office:value-type="string">
            <text:p>Iguana-Saurus</text:p>
          </table:table-cell>
          <table:table-cell office:value-type="string">
            <text:p>Paleontology</text:p>
          </table:table-cell>
          <table:table-cell office:value-type="string">
            <text:p>Groundbreaker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9">
            <text:p>39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Name</text:p>
          </table:table-cell>
          <table:table-cell office:value-type="string">
            <text:p>Iguanodon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5">
            <text:p>3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GB015</text:p>
          </table:table-cell>
          <table:table-cell office:value-type="string">
            <text:p>Henry De La Beche</text:p>
          </table:table-cell>
          <table:table-cell office:value-type="string">
            <text:p>High (Palaeontographical) Society</text:p>
          </table:table-cell>
          <table:table-cell office:value-type="string">
            <text:p>Paleontology</text:p>
          </table:table-cell>
          <table:table-cell office:value-type="string">
            <text:p>Groundbreaker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8">
            <text:p>48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ondition</text:p>
          </table:table-cell>
          <table:table-cell office:value-type="string">
            <text:p>round won</text:p>
          </table:table-cell>
          <table:table-cell office:value-type="string">
            <text:p>&g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round score</text:p>
          </table:table-cell>
          <table:table-cell office:value-type="string">
            <text:p>&g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60">
            <text:p>6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Groundbreak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oth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9">
            <text:p>19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GB009</text:p>
          </table:table-cell>
          <table:table-cell office:value-type="string">
            <text:p>James Hall</text:p>
          </table:table-cell>
          <table:table-cell office:value-type="string">
            <text:p>Paleological Influence</text:p>
          </table:table-cell>
          <table:table-cell office:value-type="string">
            <text:p>Paleontology</text:p>
          </table:table-cell>
          <table:table-cell office:value-type="string">
            <text:p>Groundbreaker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5">
            <text:p>75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GB014</text:p>
          </table:table-cell>
          <table:table-cell office:value-type="string">
            <text:p>Joseph Leidy</text:p>
          </table:table-cell>
          <table:table-cell office:value-type="string">
            <text:p>Total Fossil</text:p>
          </table:table-cell>
          <table:table-cell office:value-type="string">
            <text:p>Paleontology</text:p>
          </table:table-cell>
          <table:table-cell office:value-type="string">
            <text:p>Groundbreaker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5">
            <text:p>45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next to</text:p>
          </table:table-cell>
          <table:table-cell office:value-type="string">
            <text:p>Name</text:p>
          </table:table-cell>
          <table:table-cell office:value-type="string">
            <text:p>Hadrosaurus</text:p>
          </table:table-cell>
          <table:table-cell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GB001</text:p>
          </table:table-cell>
          <table:table-cell office:value-type="string">
            <text:p>Mary Anning</text:p>
          </table:table-cell>
          <table:table-cell office:value-type="string">
            <text:p>Fossilist</text:p>
          </table:table-cell>
          <table:table-cell office:value-type="string">
            <text:p>Paleontology</text:p>
          </table:table-cell>
          <table:table-cell office:value-type="string">
            <text:p>Groundbreaker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8">
            <text:p>58</text:p>
          </table:table-cell>
          <table:table-cell office:value-type="string">
            <text:p>Mary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Science</text:p>
          </table:table-cell>
          <table:table-cell office:value-type="string">
            <text:p>&gt;</text:p>
          </table:table-cell>
          <table:table-cell office:value-type="float" office:value="7">
            <text:p>7</text:p>
          </table:table-cell>
        </table:table-row>
        <table:table-row table:style-name="ro1">
          <table:table-cell/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office:value-type="string">
            <text:p>&gt;</text:p>
          </table:table-cell>
          <table:table-cell office:value-type="float" office:value="7">
            <text:p>7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9">
            <text:p>19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GB006</text:p>
          </table:table-cell>
          <table:table-cell office:value-type="string">
            <text:p>Othniel Charles Marsh</text:p>
          </table:table-cell>
          <table:table-cell office:value-type="string">
            <text:p>The War Wages On</text:p>
          </table:table-cell>
          <table:table-cell office:value-type="string">
            <text:p>Paleontology</text:p>
          </table:table-cell>
          <table:table-cell office:value-type="string">
            <text:p>Groundbreaker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5">
            <text:p>65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Groundbreak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Name</text:p>
          </table:table-cell>
          <table:table-cell office:value-type="string">
            <text:p>Edward Drinker Cop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Name</text:p>
          </table:table-cell>
          <table:table-cell office:value-type="string">
            <text:p>Edward Drinker Cop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20">
            <text:p>-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GB013</text:p>
          </table:table-cell>
          <table:table-cell office:value-type="string">
            <text:p>Patricia Vickers-Rich</text:p>
          </table:table-cell>
          <table:table-cell office:value-type="string">
            <text:p>Big Birds!</text:p>
          </table:table-cell>
          <table:table-cell office:value-type="string">
            <text:p>Paleontology</text:p>
          </table:table-cell>
          <table:table-cell office:value-type="string">
            <text:p>Groundbreaker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3">
            <text:p>63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Fearsome Fly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played</text:p>
          </table:table-cell>
          <table:table-cell office:value-type="string">
            <text:p>&g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GB002</text:p>
          </table:table-cell>
          <table:table-cell office:value-type="string">
            <text:p>William Buckland</text:p>
          </table:table-cell>
          <table:table-cell office:value-type="string">
            <text:p>Full Account</text:p>
          </table:table-cell>
          <table:table-cell office:value-type="string">
            <text:p>Paleontology</text:p>
          </table:table-cell>
          <table:table-cell office:value-type="string">
            <text:p>Groundbreaker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62">
            <text:p>62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next to</text:p>
          </table:table-cell>
          <table:table-cell office:value-type="string">
            <text:p>Megalosauru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1">
            <text:p>1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49</text:p>
          </table:table-cell>
          <table:table-cell office:value-type="string">
            <text:p>Agujaceratops</text:p>
          </table:table-cell>
          <table:table-cell office:value-type="string">
            <text:p>Up and Out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7">
            <text:p>37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self</text:p>
          </table:table-cell>
          <table:table-cell table:number-columns-repeated="2"/>
          <table:table-cell office:value-type="string">
            <text:p>=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0">
            <text:p>3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04</text:p>
          </table:table-cell>
          <table:table-cell office:value-type="string">
            <text:p>Alamosaurus</text:p>
          </table:table-cell>
          <table:table-cell/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Common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43</text:p>
          </table:table-cell>
          <table:table-cell office:value-type="string">
            <text:p>Altirhinus</text:p>
          </table:table-cell>
          <table:table-cell office:value-type="string">
            <text:p>High Snout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Legendary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9">
            <text:p>79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cement</text:p>
          </table:table-cell>
          <table:table-cell office:value-type="string">
            <text:p>milieu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6">
            <text:p>1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35</text:p>
          </table:table-cell>
          <table:table-cell office:value-type="string">
            <text:p>Amargasaurus</text:p>
          </table:table-cell>
          <table:table-cell office:value-type="string">
            <text:p>Smaller Sauropod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Rare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7">
            <text:p>37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both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base_power</text:p>
          </table:table-cell>
          <table:table-cell office:value-type="string">
            <text:p>&gt;</text:p>
          </table:table-cell>
          <table:table-cell office:value-type="float" office:value="39">
            <text:p>39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20">
            <text:p>-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11</text:p>
          </table:table-cell>
          <table:table-cell office:value-type="string">
            <text:p>Ankylosaurus</text:p>
          </table:table-cell>
          <table:table-cell office:value-type="string">
            <text:p>It's Club-berin' Time!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Legendary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85">
            <text:p>85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opponent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15">
            <text:p>-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25</text:p>
          </table:table-cell>
          <table:table-cell office:value-type="string">
            <text:p>Apatosaurus</text:p>
          </table:table-cell>
          <table:table-cell office:value-type="string">
            <text:p>Apat on the Back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">
            <text:p>21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Name</text:p>
          </table:table-cell>
          <table:table-cell office:value-type="string">
            <text:p>Flatback Sea Turtl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Name</text:p>
          </table:table-cell>
          <table:table-cell office:value-type="string">
            <text:p>Silverback Gorilla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Name</text:p>
          </table:table-cell>
          <table:table-cell office:value-type="string">
            <text:p>Humpback Whal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38</text:p>
          </table:table-cell>
          <table:table-cell office:value-type="string">
            <text:p>Aquilos</text:p>
          </table:table-cell>
          <table:table-cell office:value-type="string">
            <text:p>Basal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Epic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6">
            <text:p>36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41</text:p>
          </table:table-cell>
          <table:table-cell office:value-type="string">
            <text:p>Aragosaurus</text:p>
          </table:table-cell>
          <table:table-cell office:value-type="string">
            <text:p>Bulky Body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Epic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5">
            <text:p>65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office:value-type="string">
            <text:p>&gt;</text:p>
          </table:table-cell>
          <table:table-cell office:value-type="float" office:value="7">
            <text:p>7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06</text:p>
          </table:table-cell>
          <table:table-cell office:value-type="string">
            <text:p>Argentinosaurus</text:p>
          </table:table-cell>
          <table:table-cell/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Common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7">
            <text:p>47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24</text:p>
          </table:table-cell>
          <table:table-cell office:value-type="string">
            <text:p>Barosaurus</text:p>
          </table:table-cell>
          <table:table-cell office:value-type="string">
            <text:p>He is Heavy, He's My Brother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84">
            <text:p>84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Name</text:p>
          </table:table-cell>
          <table:table-cell office:value-type="string">
            <text:p>Diplodocu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9">
            <text:p>49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05</text:p>
          </table:table-cell>
          <table:table-cell office:value-type="string">
            <text:p>Brachiosaurus</text:p>
          </table:table-cell>
          <table:table-cell office:value-type="string">
            <text:p>Wind Your Neck In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Common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3">
            <text:p>43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opponent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5">
            <text:p>-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12</text:p>
          </table:table-cell>
          <table:table-cell office:value-type="string">
            <text:p>Brontosaurus</text:p>
          </table:table-cell>
          <table:table-cell office:value-type="string">
            <text:p>STOMP!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Rare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energy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19</text:p>
          </table:table-cell>
          <table:table-cell office:value-type="string">
            <text:p>Centrosaurus</text:p>
          </table:table-cell>
          <table:table-cell office:value-type="string">
            <text:p>Centre of Attention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55">
            <text:p>55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arena</text:p>
          </table:table-cell>
          <table:table-cell office:value-type="string">
            <text:p>Paleontology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50">
            <text:p>5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Acondition</text:p>
          </table:table-cell>
          <table:table-cell office:value-type="string">
            <text:p>arena</text:p>
          </table:table-cell>
          <table:table-cell office:value-type="string">
            <text:p>Paleontology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oth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31</text:p>
          </table:table-cell>
          <table:table-cell office:value-type="string">
            <text:p>Chilesaurus</text:p>
          </table:table-cell>
          <table:table-cell office:value-type="string">
            <text:p>Friends Not Food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Rare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6">
            <text:p>56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34</text:p>
          </table:table-cell>
          <table:table-cell office:value-type="string">
            <text:p>Corythosaurus</text:p>
          </table:table-cell>
          <table:table-cell office:value-type="string">
            <text:p>Duck-Billed Lizard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Epic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75">
            <text:p>75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Reptiles</text:p>
          </table:table-cell>
          <table:table-cell office:value-type="string">
            <text:p>&gt;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Sea Birds</text:p>
          </table:table-cell>
          <table:table-cell office:value-type="string">
            <text:p>&gt;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6">
            <text:p>1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46</text:p>
          </table:table-cell>
          <table:table-cell office:value-type="string">
            <text:p>Demandasaurus</text:p>
          </table:table-cell>
          <table:table-cell office:value-type="string">
            <text:p>In Demands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Name</text:p>
          </table:table-cell>
          <table:table-cell office:value-type="string">
            <text:p>Teeth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13</text:p>
          </table:table-cell>
          <table:table-cell office:value-type="string">
            <text:p>Diabloceratops</text:p>
          </table:table-cell>
          <table:table-cell office:value-type="string">
            <text:p>Devil Inside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2">
            <text:p>22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round score</text:p>
          </table:table-cell>
          <table:table-cell office:value-type="string">
            <text:p>&l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2">
            <text:p>2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14</text:p>
          </table:table-cell>
          <table:table-cell office:value-type="string">
            <text:p>Diplodocus</text:p>
          </table:table-cell>
          <table:table-cell office:value-type="string">
            <text:p>Double Beam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9">
            <text:p>49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round score</text:p>
          </table:table-cell>
          <table:table-cell office:value-type="string">
            <text:p>&l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9">
            <text:p>49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20</text:p>
          </table:table-cell>
          <table:table-cell office:value-type="string">
            <text:p>Edmontosaurus</text:p>
          </table:table-cell>
          <table:table-cell office:value-type="string">
            <text:p>Top of the Bill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Legendary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5">
            <text:p>55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round score</text:p>
          </table:table-cell>
          <table:table-cell office:value-type="string">
            <text:p>&gt;</text:p>
          </table:table-cell>
          <table:table-cell office:value-type="float" office:value="-1">
            <text:p>-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5">
            <text:p>4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36</text:p>
          </table:table-cell>
          <table:table-cell office:value-type="string">
            <text:p>Einiosaurus</text:p>
          </table:table-cell>
          <table:table-cell office:value-type="string">
            <text:p>Identification Problems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Epic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0">
            <text:p>6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ltiplicateur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25">
            <text:p>-2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26</text:p>
          </table:table-cell>
          <table:table-cell office:value-type="string">
            <text:p>Euoplocephalus</text:p>
          </table:table-cell>
          <table:table-cell office:value-type="string">
            <text:p>Broad Faced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65">
            <text:p>65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 per turn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23</text:p>
          </table:table-cell>
          <table:table-cell office:value-type="string">
            <text:p>Europasaurus</text:p>
          </table:table-cell>
          <table:table-cell office:value-type="string">
            <text:p>Stout Defence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1">
            <text:p>31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base_power</text:p>
          </table:table-cell>
          <table:table-cell office:value-type="string">
            <text:p>&lt;</text:p>
          </table:table-cell>
          <table:table-cell office:value-type="float" office:value="31">
            <text:p>3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0">
            <text:p>3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17</text:p>
          </table:table-cell>
          <table:table-cell office:value-type="string">
            <text:p>Hadrosaurus</text:p>
          </table:table-cell>
          <table:table-cell office:value-type="string">
            <text:p>Incredible Bulk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6">
            <text:p>76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18</text:p>
          </table:table-cell>
          <table:table-cell office:value-type="string">
            <text:p>Hellboy, the regaliceratops</text:p>
          </table:table-cell>
          <table:table-cell office:value-type="string">
            <text:p>Summoned from Hell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0">
            <text:p>60</text:p>
          </table:table-cell>
          <table:table-cell office:value-type="string">
            <text:p>Hell</text:p>
          </table:table-cell>
          <table:table-cell office:value-type="float" office:value="2020">
            <text:p>2020</text:p>
          </table:table-cell>
          <table:table-cell table:number-columns-repeated="3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opponent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burn</text:p>
          </table:table-cell>
          <table:table-cell office:value-type="float" office:value="16">
            <text:p>1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27</text:p>
          </table:table-cell>
          <table:table-cell office:value-type="string">
            <text:p>Iguanodon</text:p>
          </table:table-cell>
          <table:table-cell office:value-type="string">
            <text:p>Iguana Don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Name</text:p>
          </table:table-cell>
          <table:table-cell office:value-type="string">
            <text:p>Green Iguana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Reptil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9">
            <text:p>19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22</text:p>
          </table:table-cell>
          <table:table-cell office:value-type="string">
            <text:p>Lambeosaurus</text:p>
          </table:table-cell>
          <table:table-cell office:value-type="string">
            <text:p>Hatchet Job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opponent deck</text:p>
          </table:table-cell>
          <table:table-cell office:value-type="string">
            <text:p>Album</text:p>
          </table:table-cell>
          <table:table-cell office:value-type="string">
            <text:p>Arts &amp; Cultur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20">
            <text:p>-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28</text:p>
          </table:table-cell>
          <table:table-cell office:value-type="string">
            <text:p>Leaellynasaura</text:p>
          </table:table-cell>
          <table:table-cell office:value-type="string">
            <text:p>Leaellyn's Lizard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Legendary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6">
            <text:p>46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played</text:p>
          </table:table-cell>
          <table:table-cell office:value-type="string">
            <text:p>Collection</text:p>
          </table:table-cell>
          <table:table-cell office:value-type="string">
            <text:p>Reptiles</text:p>
          </table:table-cell>
          <table:table-cell office:value-type="string">
            <text:p>&gt;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energy per 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21</text:p>
          </table:table-cell>
          <table:table-cell office:value-type="string">
            <text:p>Maiasaura</text:p>
          </table:table-cell>
          <table:table-cell office:value-type="string">
            <text:p>Good Mother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2">
            <text:p>62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Name</text:p>
          </table:table-cell>
          <table:table-cell office:value-type="string">
            <text:p>Elasmotherium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Name</text:p>
          </table:table-cell>
          <table:table-cell office:value-type="string">
            <text:p>Mother Orangutan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0">
            <text:p>3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42</text:p>
          </table:table-cell>
          <table:table-cell office:value-type="string">
            <text:p>Mercuriceratops</text:p>
          </table:table-cell>
          <table:table-cell office:value-type="string">
            <text:p>Mercuriceratops Gemini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Legendary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6">
            <text:p>76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Name</text:p>
          </table:table-cell>
          <table:table-cell office:value-type="string">
            <text:p>Mercur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1">
            <text:p>1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Name</text:p>
          </table:table-cell>
          <table:table-cell office:value-type="string">
            <text:p>Gemini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1">
            <text:p>1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09</text:p>
          </table:table-cell>
          <table:table-cell office:value-type="string">
            <text:p>Pachycephalosaurus</text:p>
          </table:table-cell>
          <table:table-cell office:value-type="string">
            <text:p>Headfirst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Common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5">
            <text:p>3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02</text:p>
          </table:table-cell>
          <table:table-cell office:value-type="string">
            <text:p>Parasaurolophus</text:p>
          </table:table-cell>
          <table:table-cell office:value-type="string">
            <text:p>Simply the Crest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Common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2">
            <text:p>62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Name</text:p>
          </table:table-cell>
          <table:table-cell office:value-type="string">
            <text:p>Tupuxuara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0">
            <text:p>3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39</text:p>
          </table:table-cell>
          <table:table-cell office:value-type="string">
            <text:p>Patagotitan</text:p>
          </table:table-cell>
          <table:table-cell office:value-type="string">
            <text:p>Living It Large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80">
            <text:p>80</text:p>
          </table:table-cell>
          <table:table-cell office:value-type="string">
            <text:p>Titan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next to</text:p>
          </table:table-cell>
          <table:table-cell office:value-type="string">
            <text:p>collection</text:p>
          </table:table-cell>
          <table:table-cell office:value-type="string">
            <text:p>Land Before Time</text:p>
          </table:table-cell>
          <table:table-cell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6">
            <text:p>1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33</text:p>
          </table:table-cell>
          <table:table-cell office:value-type="string">
            <text:p>Pegomastax</text:p>
          </table:table-cell>
          <table:table-cell office:value-type="string">
            <text:p>Strong Jaw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Legendary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5">
            <text:p>75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 remaining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47</text:p>
          </table:table-cell>
          <table:table-cell office:value-type="string">
            <text:p>Pentaceratops</text:p>
          </table:table-cell>
          <table:table-cell office:value-type="string">
            <text:p>Five Horns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Epic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10</text:p>
          </table:table-cell>
          <table:table-cell office:value-type="string">
            <text:p>Protoceratops</text:p>
          </table:table-cell>
          <table:table-cell/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Common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6">
            <text:p>66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32</text:p>
          </table:table-cell>
          <table:table-cell office:value-type="string">
            <text:p>Psittacosaurus</text:p>
          </table:table-cell>
          <table:table-cell office:value-type="string">
            <text:p>Grounded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Legendary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65">
            <text:p>65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office:value-type="string">
            <text:p>=</text:p>
          </table:table-cell>
          <table:table-cell office:value-type="float" office:value="10">
            <text:p>10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01</text:p>
          </table:table-cell>
          <table:table-cell office:value-type="string">
            <text:p>Saltasaurus</text:p>
          </table:table-cell>
          <table:table-cell/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Common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2">
            <text:p>42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45</text:p>
          </table:table-cell>
          <table:table-cell office:value-type="string">
            <text:p>Shunosaurus</text:p>
          </table:table-cell>
          <table:table-cell office:value-type="string">
            <text:p>Club-Tailed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opponent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 per turn</text:p>
          </table:table-cell>
          <table:table-cell office:value-type="float" office:value="-10">
            <text:p>-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07</text:p>
          </table:table-cell>
          <table:table-cell office:value-type="string">
            <text:p>Stegosaurus</text:p>
          </table:table-cell>
          <table:table-cell office:value-type="string">
            <text:p>Step Up to the Plate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Epic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2">
            <text:p>62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both hand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16</text:p>
          </table:table-cell>
          <table:table-cell office:value-type="string">
            <text:p>Stygimoloch</text:p>
          </table:table-cell>
          <table:table-cell office:value-type="string">
            <text:p>Ramming Speed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65">
            <text:p>65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35">
            <text:p>-3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08</text:p>
          </table:table-cell>
          <table:table-cell office:value-type="string">
            <text:p>Styracaosaurus</text:p>
          </table:table-cell>
          <table:table-cell/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Common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7">
            <text:p>37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40</text:p>
          </table:table-cell>
          <table:table-cell office:value-type="string">
            <text:p>Supersaurus</text:p>
          </table:table-cell>
          <table:table-cell office:value-type="string">
            <text:p>Lizard Wizard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Rare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4">
            <text:p>44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Reptil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4">
            <text:p>1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44</text:p>
          </table:table-cell>
          <table:table-cell office:value-type="string">
            <text:p>Thescelosaurus</text:p>
          </table:table-cell>
          <table:table-cell office:value-type="string">
            <text:p>Lizard God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Rare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8">
            <text:p>28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Reptil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03</text:p>
          </table:table-cell>
          <table:table-cell office:value-type="string">
            <text:p>Triceratops</text:p>
          </table:table-cell>
          <table:table-cell office:value-type="string">
            <text:p>Three-Pronged Attack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Common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3">
            <text:p>63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37</text:p>
          </table:table-cell>
          <table:table-cell office:value-type="string">
            <text:p>Tsintaosaurus</text:p>
          </table:table-cell>
          <table:table-cell office:value-type="string">
            <text:p>Qingdao Lizard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Epic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7">
            <text:p>47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Reptil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6">
            <text:p>2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U003</text:p>
          </table:table-cell>
          <table:table-cell office:value-type="string">
            <text:p>Australopithecus Sediba</text:p>
          </table:table-cell>
          <table:table-cell office:value-type="string">
            <text:p>Karabo</text:p>
          </table:table-cell>
          <table:table-cell office:value-type="string">
            <text:p>Paleontology</text:p>
          </table:table-cell>
          <table:table-cell office:value-type="string">
            <text:p>Human Evolution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8">
            <text:p>28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oppose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5">
            <text:p>4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45">
            <text:p>45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U005</text:p>
          </table:table-cell>
          <table:table-cell office:value-type="string">
            <text:p>Denny</text:p>
          </table:table-cell>
          <table:table-cell office:value-type="string">
            <text:p>Interspecies</text:p>
          </table:table-cell>
          <table:table-cell office:value-type="string">
            <text:p>Paleontology</text:p>
          </table:table-cell>
          <table:table-cell office:value-type="string">
            <text:p>Human Evolution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6">
            <text:p>46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ltiplicateur</text:p>
          </table:table-cell>
          <table:table-cell office:value-type="string">
            <text:p>both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U007</text:p>
          </table:table-cell>
          <table:table-cell office:value-type="string">
            <text:p>Flores Man</text:p>
          </table:table-cell>
          <table:table-cell office:value-type="string">
            <text:p>Nearly Complete</text:p>
          </table:table-cell>
          <table:table-cell office:value-type="string">
            <text:p>Paleontology</text:p>
          </table:table-cell>
          <table:table-cell office:value-type="string">
            <text:p>Human Evolution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ltiplicateur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U011</text:p>
          </table:table-cell>
          <table:table-cell office:value-type="string">
            <text:p>Homo Ergaster</text:p>
          </table:table-cell>
          <table:table-cell office:value-type="string">
            <text:p>Working Man</text:p>
          </table:table-cell>
          <table:table-cell office:value-type="string">
            <text:p>Paleontology</text:p>
          </table:table-cell>
          <table:table-cell office:value-type="string">
            <text:p>Human Evolution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7">
            <text:p>67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Human Evolution</text:p>
          </table:table-cell>
          <table:table-cell office:value-type="string">
            <text:p>&gt;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Ingenious Invention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7">
            <text:p>17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U014</text:p>
          </table:table-cell>
          <table:table-cell office:value-type="string">
            <text:p>Homo Habilis</text:p>
          </table:table-cell>
          <table:table-cell office:value-type="string">
            <text:p>Handy Man</text:p>
          </table:table-cell>
          <table:table-cell office:value-type="string">
            <text:p>Paleontology</text:p>
          </table:table-cell>
          <table:table-cell office:value-type="string">
            <text:p>Human Evolution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6">
            <text:p>56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Human Evolution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U009</text:p>
          </table:table-cell>
          <table:table-cell office:value-type="string">
            <text:p>Homo Heidelbergensis</text:p>
          </table:table-cell>
          <table:table-cell office:value-type="string">
            <text:p>Getting By</text:p>
          </table:table-cell>
          <table:table-cell office:value-type="string">
            <text:p>Paleontology</text:p>
          </table:table-cell>
          <table:table-cell office:value-type="string">
            <text:p>Human Evolution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7">
            <text:p>37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Name</text:p>
          </table:table-cell>
          <table:table-cell office:value-type="string">
            <text:p>Fir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Name</text:p>
          </table:table-cell>
          <table:table-cell office:value-type="string">
            <text:p>Stone Tool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U015</text:p>
          </table:table-cell>
          <table:table-cell office:value-type="string">
            <text:p>Homo Sapiens</text:p>
          </table:table-cell>
          <table:table-cell office:value-type="string">
            <text:p>The Human Condition</text:p>
          </table:table-cell>
          <table:table-cell office:value-type="string">
            <text:p>Paleontology</text:p>
          </table:table-cell>
          <table:table-cell office:value-type="string">
            <text:p>Human Evolution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6">
            <text:p>66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both hand</text:p>
          </table:table-cell>
          <table:table-cell office:value-type="string">
            <text:p>Album</text:p>
          </table:table-cell>
          <table:table-cell office:value-type="string">
            <text:p>Arts &amp; Cultur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both hand</text:p>
          </table:table-cell>
          <table:table-cell office:value-type="string">
            <text:p>Album</text:p>
          </table:table-cell>
          <table:table-cell office:value-type="string">
            <text:p>Scienc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both hand</text:p>
          </table:table-cell>
          <table:table-cell office:value-type="string">
            <text:p>Album</text:p>
          </table:table-cell>
          <table:table-cell office:value-type="string">
            <text:p>Life on Land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both hand</text:p>
          </table:table-cell>
          <table:table-cell office:value-type="string">
            <text:p>Album</text:p>
          </table:table-cell>
          <table:table-cell office:value-type="string">
            <text:p>Oceans and Sea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20">
            <text:p>-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U002</text:p>
          </table:table-cell>
          <table:table-cell office:value-type="string">
            <text:p>Java Man</text:p>
          </table:table-cell>
          <table:table-cell office:value-type="string">
            <text:p>The Missing Link</text:p>
          </table:table-cell>
          <table:table-cell office:value-type="string">
            <text:p>Paleontology</text:p>
          </table:table-cell>
          <table:table-cell office:value-type="string">
            <text:p>Human Evolution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">
            <text:p>21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Primates</text:p>
          </table:table-cell>
          <table:table-cell office:value-type="string">
            <text:p>&gt;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Brilliant Human Body</text:p>
          </table:table-cell>
          <table:table-cell office:value-type="string">
            <text:p>&gt;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Life on Land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Scienc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U013</text:p>
          </table:table-cell>
          <table:table-cell office:value-type="string">
            <text:p>Kabwe 1</text:p>
          </table:table-cell>
          <table:table-cell office:value-type="string">
            <text:p>Older than it Looks</text:p>
          </table:table-cell>
          <table:table-cell office:value-type="string">
            <text:p>Paleontology</text:p>
          </table:table-cell>
          <table:table-cell office:value-type="string">
            <text:p>Human Evolution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table:number-columns-repeated="5"/>
        </table:table-row>
        <table:table-row table:style-name="ro1">
          <table:table-cell office:value-type="string">
            <text:p>Start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9">
            <text:p>9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U008</text:p>
          </table:table-cell>
          <table:table-cell office:value-type="string">
            <text:p>Little Foot</text:p>
          </table:table-cell>
          <table:table-cell office:value-type="string">
            <text:p>Lovable Littlefoot</text:p>
          </table:table-cell>
          <table:table-cell office:value-type="string">
            <text:p>Paleontology</text:p>
          </table:table-cell>
          <table:table-cell office:value-type="string">
            <text:p>Human Evolution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Land Before Tim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U012</text:p>
          </table:table-cell>
          <table:table-cell office:value-type="string">
            <text:p>Lucy</text:p>
          </table:table-cell>
          <table:table-cell office:value-type="string">
            <text:p>Lucy in the Sky</text:p>
          </table:table-cell>
          <table:table-cell office:value-type="string">
            <text:p>Paleontology</text:p>
          </table:table-cell>
          <table:table-cell office:value-type="string">
            <text:p>Human Evolution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4">
            <text:p>54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keyword</text:p>
          </table:table-cell>
          <table:table-cell office:value-type="string">
            <text:p>Beetle</text:p>
          </table:table-cell>
          <table:table-cell office:value-type="string">
            <text:p>&gt;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Human Evolution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0">
            <text:p>3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U006</text:p>
          </table:table-cell>
          <table:table-cell office:value-type="string">
            <text:p>Missing Link</text:p>
          </table:table-cell>
          <table:table-cell office:value-type="string">
            <text:p>Hypothetical Intermediate</text:p>
          </table:table-cell>
          <table:table-cell office:value-type="string">
            <text:p>Paleontology</text:p>
          </table:table-cell>
          <table:table-cell office:value-type="string">
            <text:p>Human Evolution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70">
            <text:p>7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Human Evolution</text:p>
          </table:table-cell>
          <table:table-cell office:value-type="string">
            <text:p>&lt;</text:p>
          </table:table-cell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Human Evolution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0">
            <text:p>3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IC023</text:p>
          </table:table-cell>
          <table:table-cell office:value-type="string">
            <text:p>Agriotherium</text:p>
          </table:table-cell>
          <table:table-cell office:value-type="string">
            <text:p>Wild Beast</text:p>
          </table:table-cell>
          <table:table-cell office:value-type="string">
            <text:p>Paleontology</text:p>
          </table:table-cell>
          <table:table-cell office:value-type="string">
            <text:p>Ice Age</text:p>
          </table:table-cell>
          <table:table-cell office:value-type="string">
            <text:p>Epic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ltiplicateur</text:p>
          </table:table-cell>
          <table:table-cell office:value-type="string">
            <text:p>player played</text:p>
          </table:table-cell>
          <table:table-cell office:value-type="string">
            <text:p>Collection</text:p>
          </table:table-cell>
          <table:table-cell office:value-type="string">
            <text:p>Ice Age</text:p>
          </table:table-cell>
          <table:table-cell office:value-type="float" office:value="12">
            <text:p>12</text:p>
          </table:table-cell>
          <table:table-cell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IC006</text:p>
          </table:table-cell>
          <table:table-cell office:value-type="string">
            <text:p>Camelops</text:p>
          </table:table-cell>
          <table:table-cell office:value-type="string">
            <text:p>Hump Day</text:p>
          </table:table-cell>
          <table:table-cell office:value-type="string">
            <text:p>Paleontology</text:p>
          </table:table-cell>
          <table:table-cell office:value-type="string">
            <text:p>Ice Age</text:p>
          </table:table-cell>
          <table:table-cell office:value-type="string">
            <text:p>Common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5">
            <text:p>35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arena</text:p>
          </table:table-cell>
          <table:table-cell office:value-type="string">
            <text:p>Paleontology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0">
            <text:p>3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IC020</text:p>
          </table:table-cell>
          <table:table-cell office:value-type="string">
            <text:p>Castoroides</text:p>
          </table:table-cell>
          <table:table-cell office:value-type="string">
            <text:p>Extended Underwater Activity</text:p>
          </table:table-cell>
          <table:table-cell office:value-type="string">
            <text:p>Paleontology</text:p>
          </table:table-cell>
          <table:table-cell office:value-type="string">
            <text:p>Ice Age</text:p>
          </table:table-cell>
          <table:table-cell office:value-type="string">
            <text:p>Epic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5">
            <text:p>45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Ice Ag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ltiplicateur</text:p>
          </table:table-cell>
          <table:table-cell office:value-type="string">
            <text:p>round complete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IC019</text:p>
          </table:table-cell>
          <table:table-cell office:value-type="string">
            <text:p>Cave Bear</text:p>
          </table:table-cell>
          <table:table-cell office:value-type="string">
            <text:p>Hiding Out</text:p>
          </table:table-cell>
          <table:table-cell office:value-type="string">
            <text:p>Paleontology</text:p>
          </table:table-cell>
          <table:table-cell office:value-type="string">
            <text:p>Ice Age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5">
            <text:p>65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Ice Ag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9">
            <text:p>9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ltiplicateur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Natural Monuments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Natural Monuments</text:p>
          </table:table-cell>
          <table:table-cell office:value-type="string">
            <text:p>&gt;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Mammal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IC013</text:p>
          </table:table-cell>
          <table:table-cell office:value-type="string">
            <text:p>Celebochoerus</text:p>
          </table:table-cell>
          <table:table-cell office:value-type="string">
            <text:p>Celeb Gossip</text:p>
          </table:table-cell>
          <table:table-cell office:value-type="string">
            <text:p>Paleontology</text:p>
          </table:table-cell>
          <table:table-cell office:value-type="string">
            <text:p>Ice Age</text:p>
          </table:table-cell>
          <table:table-cell office:value-type="string">
            <text:p>Common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8">
            <text:p>-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oth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IC022</text:p>
          </table:table-cell>
          <table:table-cell office:value-type="string">
            <text:p>Ceratogaulus</text:p>
          </table:table-cell>
          <table:table-cell office:value-type="string">
            <text:p>Horned Defense</text:p>
          </table:table-cell>
          <table:table-cell office:value-type="string">
            <text:p>Paleontology</text:p>
          </table:table-cell>
          <table:table-cell office:value-type="string">
            <text:p>Ice Age</text:p>
          </table:table-cell>
          <table:table-cell office:value-type="string">
            <text:p>Rare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6">
            <text:p>56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Ice Ag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IC011</text:p>
          </table:table-cell>
          <table:table-cell office:value-type="string">
            <text:p>Columbian Mammoth</text:p>
          </table:table-cell>
          <table:table-cell office:value-type="string">
            <text:p>Mammoth Mammoth</text:p>
          </table:table-cell>
          <table:table-cell office:value-type="string">
            <text:p>Paleontology</text:p>
          </table:table-cell>
          <table:table-cell office:value-type="string">
            <text:p>Ice Age</text:p>
          </table:table-cell>
          <table:table-cell office:value-type="string">
            <text:p>Epic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20">
            <text:p>120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History</text:p>
          </table:table-cell>
          <table:table-cell office:value-type="string">
            <text:p>&gt;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40">
            <text:p>-4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IC016</text:p>
          </table:table-cell>
          <table:table-cell office:value-type="string">
            <text:p>Cronopio</text:p>
          </table:table-cell>
          <table:table-cell office:value-type="string">
            <text:p>Gone Nutty!</text:p>
          </table:table-cell>
          <table:table-cell office:value-type="string">
            <text:p>Paleontology</text:p>
          </table:table-cell>
          <table:table-cell office:value-type="string">
            <text:p>Ice Age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8">
            <text:p>28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Name</text:p>
          </table:table-cell>
          <table:table-cell office:value-type="string">
            <text:p>Woolly Mammoth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Name</text:p>
          </table:table-cell>
          <table:table-cell office:value-type="string">
            <text:p>Smilodon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Name</text:p>
          </table:table-cell>
          <table:table-cell office:value-type="string">
            <text:p>Megatherium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IC007</text:p>
          </table:table-cell>
          <table:table-cell office:value-type="string">
            <text:p>Doedicurus</text:p>
          </table:table-cell>
          <table:table-cell office:value-type="string">
            <text:p>Shell to Pay</text:p>
          </table:table-cell>
          <table:table-cell office:value-type="string">
            <text:p>Paleontology</text:p>
          </table:table-cell>
          <table:table-cell office:value-type="string">
            <text:p>Ice Age</text:p>
          </table:table-cell>
          <table:table-cell office:value-type="string">
            <text:p>Common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Name</text:p>
          </table:table-cell>
          <table:table-cell office:value-type="string">
            <text:p>Glyptodon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Name</text:p>
          </table:table-cell>
          <table:table-cell office:value-type="string">
            <text:p>Giant Armadillo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Ocean Reptil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IC017</text:p>
          </table:table-cell>
          <table:table-cell office:value-type="string">
            <text:p>Hagerman Horse</text:p>
          </table:table-cell>
          <table:table-cell office:value-type="string">
            <text:p>Quarry</text:p>
          </table:table-cell>
          <table:table-cell office:value-type="string">
            <text:p>Paleontology</text:p>
          </table:table-cell>
          <table:table-cell office:value-type="string">
            <text:p>Ice Age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8">
            <text:p>38</text:p>
          </table:table-cell>
          <table:table-cell office:value-type="string">
            <text:p>Horse</text:p>
          </table:table-cell>
          <table:table-cell table:number-columns-repeated="4"/>
        </table:table-row>
        <table:table-row table:style-name="ro1">
          <table:table-cell office:value-type="string">
            <text:p>Start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Album</text:p>
          </table:table-cell>
          <table:table-cell office:value-type="string">
            <text:p>Life on Land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IC005</text:p>
          </table:table-cell>
          <table:table-cell office:value-type="string">
            <text:p>Kyptoceras</text:p>
          </table:table-cell>
          <table:table-cell office:value-type="string">
            <text:p>Kyptonite</text:p>
          </table:table-cell>
          <table:table-cell office:value-type="string">
            <text:p>Paleontology</text:p>
          </table:table-cell>
          <table:table-cell office:value-type="string">
            <text:p>Ice Age</text:p>
          </table:table-cell>
          <table:table-cell office:value-type="string">
            <text:p>Rare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7">
            <text:p>37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opponent hand</text:p>
          </table:table-cell>
          <table:table-cell office:value-type="string">
            <text:p>Album</text:p>
          </table:table-cell>
          <table:table-cell office:value-type="string">
            <text:p>Histor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opponent hand</text:p>
          </table:table-cell>
          <table:table-cell office:value-type="string">
            <text:p>Album</text:p>
          </table:table-cell>
          <table:table-cell office:value-type="string">
            <text:p>Arts &amp; Cultur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15">
            <text:p>-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IC004</text:p>
          </table:table-cell>
          <table:table-cell office:value-type="string">
            <text:p>Macrauchenia</text:p>
          </table:table-cell>
          <table:table-cell office:value-type="string">
            <text:p>Llama Drama</text:p>
          </table:table-cell>
          <table:table-cell office:value-type="string">
            <text:p>Paleontology</text:p>
          </table:table-cell>
          <table:table-cell office:value-type="string">
            <text:p>Ice Age</text:p>
          </table:table-cell>
          <table:table-cell office:value-type="string">
            <text:p>Common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0">
            <text:p>4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opponent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2">
            <text:p>-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IC010</text:p>
          </table:table-cell>
          <table:table-cell office:value-type="string">
            <text:p>Megaloceros</text:p>
          </table:table-cell>
          <table:table-cell office:value-type="string">
            <text:p>Great Horn</text:p>
          </table:table-cell>
          <table:table-cell office:value-type="string">
            <text:p>Paleontology</text:p>
          </table:table-cell>
          <table:table-cell office:value-type="string">
            <text:p>Ice Age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56">
            <text:p>56</text:p>
          </table:table-cell>
          <table:table-cell office:value-type="string">
            <text:p>Mega Paleontology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Mammals</text:p>
          </table:table-cell>
          <table:table-cell office:value-type="string">
            <text:p>&gt;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Mammal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Name</text:p>
          </table:table-cell>
          <table:table-cell office:value-type="string">
            <text:p>Gjallarhorn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2">
            <text:p>3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IC012</text:p>
          </table:table-cell>
          <table:table-cell office:value-type="string">
            <text:p>Megalonyx</text:p>
          </table:table-cell>
          <table:table-cell office:value-type="string">
            <text:p>Jefferson's Bones</text:p>
          </table:table-cell>
          <table:table-cell office:value-type="string">
            <text:p>Paleontology</text:p>
          </table:table-cell>
          <table:table-cell office:value-type="string">
            <text:p>Ice Age</text:p>
          </table:table-cell>
          <table:table-cell office:value-type="string">
            <text:p>Common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8">
            <text:p>38</text:p>
          </table:table-cell>
          <table:table-cell office:value-type="string">
            <text:p>Mega Paleontology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Name</text:p>
          </table:table-cell>
          <table:table-cell office:value-type="string">
            <text:p>Declaration of Independanc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60">
            <text:p>6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IC008</text:p>
          </table:table-cell>
          <table:table-cell office:value-type="string">
            <text:p>Scimitar Cat</text:p>
          </table:table-cell>
          <table:table-cell office:value-type="string">
            <text:p>Tusk Force</text:p>
          </table:table-cell>
          <table:table-cell office:value-type="string">
            <text:p>Paleontology</text:p>
          </table:table-cell>
          <table:table-cell office:value-type="string">
            <text:p>Ice Age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9">
            <text:p>49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rity</text:p>
          </table:table-cell>
          <table:table-cell office:value-type="string">
            <text:p>Rare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rity</text:p>
          </table:table-cell>
          <table:table-cell office:value-type="string">
            <text:p>Epic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IC002</text:p>
          </table:table-cell>
          <table:table-cell office:value-type="string">
            <text:p>Short-faced Bear</text:p>
          </table:table-cell>
          <table:table-cell office:value-type="string">
            <text:p>Role Rev-Ursa</text:p>
          </table:table-cell>
          <table:table-cell office:value-type="string">
            <text:p>Paleontology</text:p>
          </table:table-cell>
          <table:table-cell office:value-type="string">
            <text:p>Ice Age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75">
            <text:p>75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round score</text:p>
          </table:table-cell>
          <table:table-cell office:value-type="string">
            <text:p>&l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 per turn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round score</text:p>
          </table:table-cell>
          <table:table-cell office:value-type="string">
            <text:p>&l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opponent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 per turn</text:p>
          </table:table-cell>
          <table:table-cell office:value-type="float" office:value="-15">
            <text:p>-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Ice Age</text:p>
          </table:table-cell>
          <table:table-cell office:value-type="string">
            <text:p>&gt;</text:p>
          </table:table-cell>
          <table:table-cell office:value-type="float" office:value="9">
            <text:p>9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Ice Ag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IC021</text:p>
          </table:table-cell>
          <table:table-cell office:value-type="string">
            <text:p>Sinomegaceros</text:p>
          </table:table-cell>
          <table:table-cell office:value-type="string">
            <text:p>Giant Deer</text:p>
          </table:table-cell>
          <table:table-cell office:value-type="string">
            <text:p>Paleontology</text:p>
          </table:table-cell>
          <table:table-cell office:value-type="string">
            <text:p>Ice Age</text:p>
          </table:table-cell>
          <table:table-cell office:value-type="string">
            <text:p>Legendary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8">
            <text:p>38</text:p>
          </table:table-cell>
          <table:table-cell office:value-type="string">
            <text:p>Mega Paleontology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next to</text:p>
          </table:table-cell>
          <table:table-cell office:value-type="string">
            <text:p>Name</text:p>
          </table:table-cell>
          <table:table-cell office:value-type="string">
            <text:p>Megaloceros</text:p>
          </table:table-cell>
          <table:table-cell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IC009</text:p>
          </table:table-cell>
          <table:table-cell office:value-type="string">
            <text:p>Straight-Tusked Elephant</text:p>
          </table:table-cell>
          <table:table-cell office:value-type="string">
            <text:p>Straight-Forward</text:p>
          </table:table-cell>
          <table:table-cell office:value-type="string">
            <text:p>Paleontology</text:p>
          </table:table-cell>
          <table:table-cell office:value-type="string">
            <text:p>Ice Age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 per turn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IC014</text:p>
          </table:table-cell>
          <table:table-cell office:value-type="string">
            <text:p>Tasmanian Emu</text:p>
          </table:table-cell>
          <table:table-cell office:value-type="string">
            <text:p>Tas-Team</text:p>
          </table:table-cell>
          <table:table-cell office:value-type="string">
            <text:p>Paleontology</text:p>
          </table:table-cell>
          <table:table-cell office:value-type="string">
            <text:p>Ice Age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Name</text:p>
          </table:table-cell>
          <table:table-cell office:value-type="string">
            <text:p>Tasmanian Devil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2">
            <text:p>-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Ice Ag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Marsupial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7">
            <text:p>17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IC018</text:p>
          </table:table-cell>
          <table:table-cell office:value-type="string">
            <text:p>Thylacoleo</text:p>
          </table:table-cell>
          <table:table-cell office:value-type="string">
            <text:p>Wounding Bite</text:p>
          </table:table-cell>
          <table:table-cell office:value-type="string">
            <text:p>Paleontology</text:p>
          </table:table-cell>
          <table:table-cell office:value-type="string">
            <text:p>Ice Age</text:p>
          </table:table-cell>
          <table:table-cell office:value-type="string">
            <text:p>Rare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7">
            <text:p>57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voisin</text:p>
          </table:table-cell>
          <table:table-cell office:value-type="string">
            <text:p>oppose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25">
            <text:p>-2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voisin</text:p>
          </table:table-cell>
          <table:table-cell office:value-type="string">
            <text:p>oppose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IC003</text:p>
          </table:table-cell>
          <table:table-cell office:value-type="string">
            <text:p>Woolly Rhino</text:p>
          </table:table-cell>
          <table:table-cell office:value-type="string">
            <text:p>Crash Test</text:p>
          </table:table-cell>
          <table:table-cell office:value-type="string">
            <text:p>Paleontology</text:p>
          </table:table-cell>
          <table:table-cell office:value-type="string">
            <text:p>Ice Age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0">
            <text:p>6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Name</text:p>
          </table:table-cell>
          <table:table-cell office:value-type="string">
            <text:p>Elasmotherium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Name</text:p>
          </table:table-cell>
          <table:table-cell office:value-type="string">
            <text:p>Black Rhinocero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Name</text:p>
          </table:table-cell>
          <table:table-cell office:value-type="string">
            <text:p>Southern White Rhinocero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LB007</text:p>
          </table:table-cell>
          <table:table-cell office:value-type="string">
            <text:p>Antarctic Rainforest</text:p>
          </table:table-cell>
          <table:table-cell office:value-type="string">
            <text:p>Warm Interval</text:p>
          </table:table-cell>
          <table:table-cell office:value-type="string">
            <text:p>Paleontology</text:p>
          </table:table-cell>
          <table:table-cell office:value-type="string">
            <text:p>Land Before Time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6">
            <text:p>56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Round</text:p>
          </table:table-cell>
          <table:table-cell office:value-type="string">
            <text:p>=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Ice Ag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Round</text:p>
          </table:table-cell>
          <table:table-cell office:value-type="string">
            <text:p>=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Round</text:p>
          </table:table-cell>
          <table:table-cell office:value-type="string">
            <text:p>=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Ice Ag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Round</text:p>
          </table:table-cell>
          <table:table-cell office:value-type="string">
            <text:p>=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Round</text:p>
          </table:table-cell>
          <table:table-cell office:value-type="string">
            <text:p>=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Ice Ag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LB001</text:p>
          </table:table-cell>
          <table:table-cell office:value-type="string">
            <text:p>Chicxulub Crater</text:p>
          </table:table-cell>
          <table:table-cell office:value-type="string">
            <text:p>Massive Impact</text:p>
          </table:table-cell>
          <table:table-cell office:value-type="string">
            <text:p>Paleontology</text:p>
          </table:table-cell>
          <table:table-cell office:value-type="string">
            <text:p>Land Before Time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67">
            <text:p>67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7">
            <text:p>-7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Spac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LB010</text:p>
          </table:table-cell>
          <table:table-cell office:value-type="string">
            <text:p>Eye of Quebec</text:p>
          </table:table-cell>
          <table:table-cell office:value-type="string">
            <text:p>Triassic Vision</text:p>
          </table:table-cell>
          <table:table-cell office:value-type="string">
            <text:p>Paleontology</text:p>
          </table:table-cell>
          <table:table-cell office:value-type="string">
            <text:p>Land Before Time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string">
            <text:p>Eye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gauche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/>
        </table:table-row>
        <table:table-row table:style-name="ro1">
          <table:table-cell/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droite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LB012</text:p>
          </table:table-cell>
          <table:table-cell office:value-type="string">
            <text:p>Flaming Cliffs</text:p>
          </table:table-cell>
          <table:table-cell office:value-type="string">
            <text:p>Important Findings</text:p>
          </table:table-cell>
          <table:table-cell office:value-type="string">
            <text:p>Paleontology</text:p>
          </table:table-cell>
          <table:table-cell office:value-type="string">
            <text:p>Land Before Time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5">
            <text:p>25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played</text:p>
          </table:table-cell>
          <table:table-cell office:value-type="string">
            <text:p>=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 remaining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ltiplicateur</text:p>
          </table:table-cell>
          <table:table-cell office:value-type="string">
            <text:p>player played</text:p>
          </table:table-cell>
          <table:table-cell office:value-type="string">
            <text:p>Name</text:p>
          </table:table-cell>
          <table:table-cell office:value-type="string">
            <text:p>Dinosaur Egg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LB009</text:p>
          </table:table-cell>
          <table:table-cell office:value-type="string">
            <text:p>Garden of Ediacara</text:p>
          </table:table-cell>
          <table:table-cell office:value-type="string">
            <text:p>Evolutionary Radiation</text:p>
          </table:table-cell>
          <table:table-cell office:value-type="string">
            <text:p>Paleontology</text:p>
          </table:table-cell>
          <table:table-cell office:value-type="string">
            <text:p>Land Before Time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1">
            <text:p>51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ondition</text:p>
          </table:table-cell>
          <table:table-cell office:value-type="string">
            <text:p>player played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office:value-type="string">
            <text:p>&gt;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Album</text:p>
          </table:table-cell>
          <table:table-cell office:value-type="string">
            <text:p>Oceans and Sea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6">
            <text:p>3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LB011</text:p>
          </table:table-cell>
          <table:table-cell office:value-type="string">
            <text:p>Hell Creek Formation</text:p>
          </table:table-cell>
          <table:table-cell office:value-type="string">
            <text:p>Fossil Hunting</text:p>
          </table:table-cell>
          <table:table-cell office:value-type="string">
            <text:p>Paleontology</text:p>
          </table:table-cell>
          <table:table-cell office:value-type="string">
            <text:p>Land Before Time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8">
            <text:p>78</text:p>
          </table:table-cell>
          <table:table-cell office:value-type="string">
            <text:p>Hell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Groundbreak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Land Before Tim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LB002</text:p>
          </table:table-cell>
          <table:table-cell office:value-type="string">
            <text:p>Lepidodendron</text:p>
          </table:table-cell>
          <table:table-cell office:value-type="string">
            <text:p>Serpent Tree</text:p>
          </table:table-cell>
          <table:table-cell office:value-type="string">
            <text:p>Paleontology</text:p>
          </table:table-cell>
          <table:table-cell office:value-type="string">
            <text:p>Land Before Time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9">
            <text:p>69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Tremendous Tre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Reptil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rity</text:p>
          </table:table-cell>
          <table:table-cell office:value-type="string">
            <text:p>Common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Tremendous Tre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Reptil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rity</text:p>
          </table:table-cell>
          <table:table-cell office:value-type="string">
            <text:p>Rare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LB005</text:p>
          </table:table-cell>
          <table:table-cell office:value-type="string">
            <text:p>Pannotia</text:p>
          </table:table-cell>
          <table:table-cell office:value-type="string">
            <text:p>Relatively Short-Lived</text:p>
          </table:table-cell>
          <table:table-cell office:value-type="string">
            <text:p>Paleontology</text:p>
          </table:table-cell>
          <table:table-cell office:value-type="string">
            <text:p>Land Before Time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97">
            <text:p>97</text:p>
          </table:table-cell>
          <table:table-cell table:number-columns-repeated="5"/>
        </table:table-row>
        <table:table-row table:style-name="ro1">
          <table:table-cell office:value-type="string">
            <text:p>Start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10">
            <text:p>-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LB008</text:p>
          </table:table-cell>
          <table:table-cell office:value-type="string">
            <text:p>Panthalassa</text:p>
          </table:table-cell>
          <table:table-cell office:value-type="string">
            <text:p>Pangea's Superocean</text:p>
          </table:table-cell>
          <table:table-cell office:value-type="string">
            <text:p>Paleontology</text:p>
          </table:table-cell>
          <table:table-cell office:value-type="string">
            <text:p>Land Before Time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7">
            <text:p>47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next to</text:p>
          </table:table-cell>
          <table:table-cell office:value-type="string">
            <text:p>Name</text:p>
          </table:table-cell>
          <table:table-cell office:value-type="string">
            <text:p>Pangea</text:p>
          </table:table-cell>
          <table:table-cell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Land Before Tim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LB006</text:p>
          </table:table-cell>
          <table:table-cell office:value-type="string">
            <text:p>Quaternary Extinction Event</text:p>
          </table:table-cell>
          <table:table-cell office:value-type="string">
            <text:p>Diverse Collapse</text:p>
          </table:table-cell>
          <table:table-cell office:value-type="string">
            <text:p>Paleontology</text:p>
          </table:table-cell>
          <table:table-cell office:value-type="string">
            <text:p>Land Before Time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00">
            <text:p>100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10">
            <text:p>-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ltiplicateur</text:p>
          </table:table-cell>
          <table:table-cell office:value-type="string">
            <text:p>player album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LB014</text:p>
          </table:table-cell>
          <table:table-cell office:value-type="string">
            <text:p>Rhynie Chert</text:p>
          </table:table-cell>
          <table:table-cell office:value-type="string">
            <text:p>Plant Preservation</text:p>
          </table:table-cell>
          <table:table-cell office:value-type="string">
            <text:p>Paleontology</text:p>
          </table:table-cell>
          <table:table-cell office:value-type="string">
            <text:p>Land Before Time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3">
            <text:p>53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lant Lif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ltiplicateur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Land Before Tim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LB004</text:p>
          </table:table-cell>
          <table:table-cell office:value-type="string">
            <text:p>Triassic-Jurassic Extinction Event</text:p>
          </table:table-cell>
          <table:table-cell office:value-type="string">
            <text:p>Triassic, Parked</text:p>
          </table:table-cell>
          <table:table-cell office:value-type="string">
            <text:p>Paleontology</text:p>
          </table:table-cell>
          <table:table-cell office:value-type="string">
            <text:p>Land Before Time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lock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MO032</text:p>
          </table:table-cell>
          <table:table-cell office:value-type="string">
            <text:p>Anomalocaris</text:p>
          </table:table-cell>
          <table:table-cell office:value-type="string">
            <text:p>Abnormal Shrimp</text:p>
          </table:table-cell>
          <table:table-cell office:value-type="string">
            <text:p>Paleontology</text:p>
          </table:table-cell>
          <table:table-cell office:value-type="string">
            <text:p>Monsters of the Deep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3">
            <text:p>43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Crustacean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ltiplicateur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Monsters of the Deep</text:p>
          </table:table-cell>
          <table:table-cell office:value-type="float" office:value="7">
            <text:p>7</text:p>
          </table:table-cell>
          <table:table-cell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Monsters of the Deep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ltiplicateur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Crustaceans</text:p>
          </table:table-cell>
          <table:table-cell office:value-type="float" office:value="7">
            <text:p>7</text:p>
          </table:table-cell>
          <table:table-cell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MO015</text:p>
          </table:table-cell>
          <table:table-cell office:value-type="string">
            <text:p>Archegosaurus</text:p>
          </table:table-cell>
          <table:table-cell office:value-type="string">
            <text:p>What a Croc</text:p>
          </table:table-cell>
          <table:table-cell office:value-type="string">
            <text:p>Paleontology</text:p>
          </table:table-cell>
          <table:table-cell office:value-type="string">
            <text:p>Monsters of the Deep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Amphibian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Fabulous Fish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Feisty Fish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MO029</text:p>
          </table:table-cell>
          <table:table-cell office:value-type="string">
            <text:p>Archelon</text:p>
          </table:table-cell>
          <table:table-cell office:value-type="string">
            <text:p>Southward Migration</text:p>
          </table:table-cell>
          <table:table-cell office:value-type="string">
            <text:p>Paleontology</text:p>
          </table:table-cell>
          <table:table-cell office:value-type="string">
            <text:p>Monsters of the Deep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0">
            <text:p>110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15">
            <text:p>-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ltiplicateur</text:p>
          </table:table-cell>
          <table:table-cell office:value-type="string">
            <text:p>round complete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MO026</text:p>
          </table:table-cell>
          <table:table-cell office:value-type="string">
            <text:p>Attenborosaurus</text:p>
          </table:table-cell>
          <table:table-cell office:value-type="string">
            <text:p>A True Natural</text:p>
          </table:table-cell>
          <table:table-cell office:value-type="string">
            <text:p>Paleontology</text:p>
          </table:table-cell>
          <table:table-cell office:value-type="string">
            <text:p>Monsters of the Deep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52">
            <text:p>52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Oceans and Seas</text:p>
          </table:table-cell>
          <table:table-cell office:value-type="string">
            <text:p>&lt;</text:p>
          </table:table-cell>
          <table:table-cell office:value-type="float" office:value="7">
            <text:p>7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Oceans and Sea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Life on Land</text:p>
          </table:table-cell>
          <table:table-cell office:value-type="string">
            <text:p>&lt;</text:p>
          </table:table-cell>
          <table:table-cell office:value-type="float" office:value="7">
            <text:p>7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Life on Land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office:value-type="string">
            <text:p>&lt;</text:p>
          </table:table-cell>
          <table:table-cell office:value-type="float" office:value="7">
            <text:p>7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MO005</text:p>
          </table:table-cell>
          <table:table-cell office:value-type="string">
            <text:p>Basilosaurus</text:p>
          </table:table-cell>
          <table:table-cell office:value-type="string">
            <text:p>Strike From the Deep</text:p>
          </table:table-cell>
          <table:table-cell office:value-type="string">
            <text:p>Paleontology</text:p>
          </table:table-cell>
          <table:table-cell office:value-type="string">
            <text:p>Monsters of the Deep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4">
            <text:p>54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opponent hand</text:p>
          </table:table-cell>
          <table:table-cell office:value-type="string">
            <text:p>Album</text:p>
          </table:table-cell>
          <table:table-cell office:value-type="string">
            <text:p>Oceans and Sea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10">
            <text:p>-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MO045</text:p>
          </table:table-cell>
          <table:table-cell office:value-type="string">
            <text:p>Bothriolepis</text:p>
          </table:table-cell>
          <table:table-cell office:value-type="string">
            <text:p>Extreme Diverse</text:p>
          </table:table-cell>
          <table:table-cell office:value-type="string">
            <text:p>Paleontology</text:p>
          </table:table-cell>
          <table:table-cell office:value-type="string">
            <text:p>Monsters of the Deep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0">
            <text:p>4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album</text:p>
          </table:table-cell>
          <table:table-cell office:value-type="string">
            <text:p>&gt;</text:p>
          </table:table-cell>
          <table:table-cell office:value-type="float" office:value="13">
            <text:p>1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album</text:p>
          </table:table-cell>
          <table:table-cell office:value-type="string">
            <text:p>&gt;</text:p>
          </table:table-cell>
          <table:table-cell office:value-type="float" office:value="13">
            <text:p>1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MO027</text:p>
          </table:table-cell>
          <table:table-cell office:value-type="string">
            <text:p>Brachypterygius</text:p>
          </table:table-cell>
          <table:table-cell office:value-type="string">
            <text:p>Wide Paddle</text:p>
          </table:table-cell>
          <table:table-cell office:value-type="string">
            <text:p>Paleontology</text:p>
          </table:table-cell>
          <table:table-cell office:value-type="string">
            <text:p>Monsters of the Deep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8">
            <text:p>28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cement</text:p>
          </table:table-cell>
          <table:table-cell office:value-type="string">
            <text:p>milieu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Album</text:p>
          </table:table-cell>
          <table:table-cell office:value-type="string">
            <text:p>Oceans and Sea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9">
            <text:p>29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MO014</text:p>
          </table:table-cell>
          <table:table-cell office:value-type="string">
            <text:p>Cymbospondylus</text:p>
          </table:table-cell>
          <table:table-cell office:value-type="string">
            <text:p>Not a Fluke</text:p>
          </table:table-cell>
          <table:table-cell office:value-type="string">
            <text:p>Paleontology</text:p>
          </table:table-cell>
          <table:table-cell office:value-type="string">
            <text:p>Monsters of the Deep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9">
            <text:p>79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turn score</text:p>
          </table:table-cell>
          <table:table-cell office:value-type="string">
            <text:p>&g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 per turn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MO010</text:p>
          </table:table-cell>
          <table:table-cell office:value-type="string">
            <text:p>Dakosaurus</text:p>
          </table:table-cell>
          <table:table-cell office:value-type="string">
            <text:p>Dak to the Future</text:p>
          </table:table-cell>
          <table:table-cell office:value-type="string">
            <text:p>Paleontology</text:p>
          </table:table-cell>
          <table:table-cell office:value-type="string">
            <text:p>Monsters of the Deep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5">
            <text:p>4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MO041</text:p>
          </table:table-cell>
          <table:table-cell office:value-type="string">
            <text:p>Dipterus</text:p>
          </table:table-cell>
          <table:table-cell office:value-type="string">
            <text:p>Lungish Out Of Water</text:p>
          </table:table-cell>
          <table:table-cell office:value-type="string">
            <text:p>Paleontology</text:p>
          </table:table-cell>
          <table:table-cell office:value-type="string">
            <text:p>Monsters of the Deep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7">
            <text:p>37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office:value-type="string">
            <text:p>&lt;</text:p>
          </table:table-cell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Fabulous Fish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Feisty Fish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3">
            <text:p>1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MO002</text:p>
          </table:table-cell>
          <table:table-cell office:value-type="string">
            <text:p>Edestus</text:p>
          </table:table-cell>
          <table:table-cell office:value-type="string">
            <text:p>Scissortoothed</text:p>
          </table:table-cell>
          <table:table-cell office:value-type="string">
            <text:p>Paleontology</text:p>
          </table:table-cell>
          <table:table-cell office:value-type="string">
            <text:p>Monsters of the Deep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70">
            <text:p>70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ondition</text:p>
          </table:table-cell>
          <table:table-cell office:value-type="string">
            <text:p>round score</text:p>
          </table:table-cell>
          <table:table-cell office:value-type="string">
            <text:p>&g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35">
            <text:p>-3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MO011</text:p>
          </table:table-cell>
          <table:table-cell office:value-type="string">
            <text:p>Elasmosaurus</text:p>
          </table:table-cell>
          <table:table-cell office:value-type="string">
            <text:p>Cope-ing Mechanism</text:p>
          </table:table-cell>
          <table:table-cell office:value-type="string">
            <text:p>Paleontology</text:p>
          </table:table-cell>
          <table:table-cell office:value-type="string">
            <text:p>Monsters of the Deep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2">
            <text:p>62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turn score</text:p>
          </table:table-cell>
          <table:table-cell office:value-type="string">
            <text:p>&l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energy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MO038</text:p>
          </table:table-cell>
          <table:table-cell office:value-type="string">
            <text:p>Eretmorhipis</text:p>
          </table:table-cell>
          <table:table-cell office:value-type="string">
            <text:p>Oar Fan</text:p>
          </table:table-cell>
          <table:table-cell office:value-type="string">
            <text:p>Paleontology</text:p>
          </table:table-cell>
          <table:table-cell office:value-type="string">
            <text:p>Monsters of the Deep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9">
            <text:p>59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Riding the Waves!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6">
            <text:p>1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MO021</text:p>
          </table:table-cell>
          <table:table-cell office:value-type="string">
            <text:p>Eurhinosaurus</text:p>
          </table:table-cell>
          <table:table-cell office:value-type="string">
            <text:p>You, Rhino, Saw Us.</text:p>
          </table:table-cell>
          <table:table-cell office:value-type="string">
            <text:p>Paleontology</text:p>
          </table:table-cell>
          <table:table-cell office:value-type="string">
            <text:p>Monsters of the Deep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6">
            <text:p>36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Name</text:p>
          </table:table-cell>
          <table:table-cell office:value-type="string">
            <text:p>Southern White Rhinocero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Name</text:p>
          </table:table-cell>
          <table:table-cell office:value-type="string">
            <text:p>Black Rhinocero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Name</text:p>
          </table:table-cell>
          <table:table-cell office:value-type="string">
            <text:p>Elasmotherium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MO020</text:p>
          </table:table-cell>
          <table:table-cell office:value-type="string">
            <text:p>Eurypterus</text:p>
          </table:table-cell>
          <table:table-cell office:value-type="string">
            <text:p>Scorpion Ascendant</text:p>
          </table:table-cell>
          <table:table-cell office:value-type="string">
            <text:p>Paleontology</text:p>
          </table:table-cell>
          <table:table-cell office:value-type="string">
            <text:p>Monsters of the Deep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">
            <text:p>21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 remaining</text:p>
          </table:table-cell>
          <table:table-cell office:value-type="string">
            <text:p>Collection</text:p>
          </table:table-cell>
          <table:table-cell office:value-type="string">
            <text:p>Venomous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MO044</text:p>
          </table:table-cell>
          <table:table-cell office:value-type="string">
            <text:p>Eusthenopteron</text:p>
          </table:table-cell>
          <table:table-cell office:value-type="string">
            <text:p>Lobe-Finned</text:p>
          </table:table-cell>
          <table:table-cell office:value-type="string">
            <text:p>Paleontology</text:p>
          </table:table-cell>
          <table:table-cell office:value-type="string">
            <text:p>Monsters of the Deep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9">
            <text:p>39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Amphibian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MO023</text:p>
          </table:table-cell>
          <table:table-cell office:value-type="string">
            <text:p>Galagadon</text:p>
          </table:table-cell>
          <table:table-cell office:value-type="string">
            <text:p>Mopping Shmup</text:p>
          </table:table-cell>
          <table:table-cell office:value-type="string">
            <text:p>Paleontology</text:p>
          </table:table-cell>
          <table:table-cell office:value-type="string">
            <text:p>Monsters of the Deep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81">
            <text:p>81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Spac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2">
            <text:p>1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MO025</text:p>
          </table:table-cell>
          <table:table-cell office:value-type="string">
            <text:p>Gavialinum</text:p>
          </table:table-cell>
          <table:table-cell office:value-type="string">
            <text:p>Teeth on Edge</text:p>
          </table:table-cell>
          <table:table-cell office:value-type="string">
            <text:p>Paleontology</text:p>
          </table:table-cell>
          <table:table-cell office:value-type="string">
            <text:p>Monsters of the Deep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0">
            <text:p>5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round score</text:p>
          </table:table-cell>
          <table:table-cell office:value-type="string">
            <text:p>&gt;</text:p>
          </table:table-cell>
          <table:table-cell office:value-type="float" office:value="64">
            <text:p>64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66">
            <text:p>6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MO007</text:p>
          </table:table-cell>
          <table:table-cell office:value-type="string">
            <text:p>Helicoprion</text:p>
          </table:table-cell>
          <table:table-cell office:value-type="string">
            <text:p>Into the Jaws of Defeat!</text:p>
          </table:table-cell>
          <table:table-cell office:value-type="string">
            <text:p>Paleontology</text:p>
          </table:table-cell>
          <table:table-cell office:value-type="string">
            <text:p>Monsters of the Deep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86">
            <text:p>86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Sharks!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MO033</text:p>
          </table:table-cell>
          <table:table-cell office:value-type="string">
            <text:p>Hurdia</text:p>
          </table:table-cell>
          <table:table-cell office:value-type="string">
            <text:p>Rake-Like</text:p>
          </table:table-cell>
          <table:table-cell office:value-type="string">
            <text:p>Paleontology</text:p>
          </table:table-cell>
          <table:table-cell office:value-type="string">
            <text:p>Monsters of the Deep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Curious Cuisine</text:p>
          </table:table-cell>
          <table:table-cell office:value-type="string">
            <text:p>&gt;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0">
            <text:p>3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MO013</text:p>
          </table:table-cell>
          <table:table-cell office:value-type="string">
            <text:p>Kronosaurus</text:p>
          </table:table-cell>
          <table:table-cell office:value-type="string">
            <text:p>Lizard of Kronos</text:p>
          </table:table-cell>
          <table:table-cell office:value-type="string">
            <text:p>Paleontology</text:p>
          </table:table-cell>
          <table:table-cell office:value-type="string">
            <text:p>Monsters of the Deep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9">
            <text:p>39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Reptil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MO001</text:p>
          </table:table-cell>
          <table:table-cell office:value-type="string">
            <text:p>Liopleurodon</text:p>
          </table:table-cell>
          <table:table-cell office:value-type="string">
            <text:p>Deep Trouble</text:p>
          </table:table-cell>
          <table:table-cell office:value-type="string">
            <text:p>Paleontology</text:p>
          </table:table-cell>
          <table:table-cell office:value-type="string">
            <text:p>Monsters of the Deep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6">
            <text:p>36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MO008</text:p>
          </table:table-cell>
          <table:table-cell office:value-type="string">
            <text:p>Livyatan Melvillei</text:p>
          </table:table-cell>
          <table:table-cell office:value-type="string">
            <text:p>Whale of a Time</text:p>
          </table:table-cell>
          <table:table-cell office:value-type="string">
            <text:p>Paleontology</text:p>
          </table:table-cell>
          <table:table-cell office:value-type="string">
            <text:p>Monsters of the Deep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5">
            <text:p>65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Name</text:p>
          </table:table-cell>
          <table:table-cell office:value-type="string">
            <text:p>Orca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3">
            <text:p>-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MO034</text:p>
          </table:table-cell>
          <table:table-cell office:value-type="string">
            <text:p>Marrella</text:p>
          </table:table-cell>
          <table:table-cell office:value-type="string">
            <text:p>Active Swimmer</text:p>
          </table:table-cell>
          <table:table-cell office:value-type="string">
            <text:p>Paleontology</text:p>
          </table:table-cell>
          <table:table-cell office:value-type="string">
            <text:p>Monsters of the Deep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gauche</text:p>
          </table:table-cell>
          <table:table-cell office:value-type="string">
            <text:p>album</text:p>
          </table:table-cell>
          <table:table-cell office:value-type="string">
            <text:p>Oceans and Seas</text:p>
          </table:table-cell>
          <table:table-cell/>
        </table:table-row>
        <table:table-row table:style-name="ro1">
          <table:table-cell/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droite</text:p>
          </table:table-cell>
          <table:table-cell office:value-type="string">
            <text:p>album</text:p>
          </table:table-cell>
          <table:table-cell office:value-type="string">
            <text:p>Oceans and Seas</text:p>
          </table:table-cell>
          <table:table-cell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5">
            <text:p>3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MO009</text:p>
          </table:table-cell>
          <table:table-cell office:value-type="string">
            <text:p>Mawsonia</text:p>
          </table:table-cell>
          <table:table-cell office:value-type="string">
            <text:p>Maw Power!</text:p>
          </table:table-cell>
          <table:table-cell office:value-type="string">
            <text:p>Paleontology</text:p>
          </table:table-cell>
          <table:table-cell office:value-type="string">
            <text:p>Monsters of the Deep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Monsters of the Deep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MO017</text:p>
          </table:table-cell>
          <table:table-cell office:value-type="string">
            <text:p>Nothosaurus</text:p>
          </table:table-cell>
          <table:table-cell office:value-type="string">
            <text:p>Seal the Deal</text:p>
          </table:table-cell>
          <table:table-cell office:value-type="string">
            <text:p>Paleontology</text:p>
          </table:table-cell>
          <table:table-cell office:value-type="string">
            <text:p>Monsters of the Deep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70">
            <text:p>70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6">
            <text:p>-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MO035</text:p>
          </table:table-cell>
          <table:table-cell office:value-type="string">
            <text:p>Pachyrhachis</text:p>
          </table:table-cell>
          <table:table-cell office:value-type="string">
            <text:p>Snakes and Lizards</text:p>
          </table:table-cell>
          <table:table-cell office:value-type="string">
            <text:p>Paleontology</text:p>
          </table:table-cell>
          <table:table-cell office:value-type="string">
            <text:p>Monsters of the Deep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2">
            <text:p>32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Venomous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Reptil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MO022</text:p>
          </table:table-cell>
          <table:table-cell office:value-type="string">
            <text:p>Placodus</text:p>
          </table:table-cell>
          <table:table-cell office:value-type="string">
            <text:p>Placate</text:p>
          </table:table-cell>
          <table:table-cell office:value-type="string">
            <text:p>Paleontology</text:p>
          </table:table-cell>
          <table:table-cell office:value-type="string">
            <text:p>Monsters of the Deep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99">
            <text:p>99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turn score</text:p>
          </table:table-cell>
          <table:table-cell office:value-type="string">
            <text:p>&g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opponent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 per turn</text:p>
          </table:table-cell>
          <table:table-cell office:value-type="float" office:value="14">
            <text:p>1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MO019</text:p>
          </table:table-cell>
          <table:table-cell office:value-type="string">
            <text:p>Pleiosaurus</text:p>
          </table:table-cell>
          <table:table-cell office:value-type="string">
            <text:p>Early Swim</text:p>
          </table:table-cell>
          <table:table-cell office:value-type="string">
            <text:p>Paleontology</text:p>
          </table:table-cell>
          <table:table-cell office:value-type="string">
            <text:p>Monsters of the Deep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80">
            <text:p>80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MO018</text:p>
          </table:table-cell>
          <table:table-cell office:value-type="string">
            <text:p>Pliosaurus</text:p>
          </table:table-cell>
          <table:table-cell office:value-type="string">
            <text:p>Pli Your Trade</text:p>
          </table:table-cell>
          <table:table-cell office:value-type="string">
            <text:p>Paleontology</text:p>
          </table:table-cell>
          <table:table-cell office:value-type="string">
            <text:p>Monsters of the Deep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9">
            <text:p>69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2">
            <text:p>-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MO042</text:p>
          </table:table-cell>
          <table:table-cell office:value-type="string">
            <text:p>Protosphyraena</text:p>
          </table:table-cell>
          <table:table-cell office:value-type="string">
            <text:p>Early Barracuda</text:p>
          </table:table-cell>
          <table:table-cell office:value-type="string">
            <text:p>Paleontology</text:p>
          </table:table-cell>
          <table:table-cell office:value-type="string">
            <text:p>Monsters of the Deep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7">
            <text:p>67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Feisty Fish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1">
            <text:p>2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MO030</text:p>
          </table:table-cell>
          <table:table-cell office:value-type="string">
            <text:p>Psephoderma</text:p>
          </table:table-cell>
          <table:table-cell office:value-type="string">
            <text:p>Pebble Skin Protection</text:p>
          </table:table-cell>
          <table:table-cell office:value-type="string">
            <text:p>Paleontology</text:p>
          </table:table-cell>
          <table:table-cell office:value-type="string">
            <text:p>Monsters of the Deep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1">
            <text:p>71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cement</text:p>
          </table:table-cell>
          <table:table-cell office:value-type="string">
            <text:p>milieu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Acondition</text:p>
          </table:table-cell>
          <table:table-cell office:value-type="string">
            <text:p>voisin</text:p>
          </table:table-cell>
          <table:table-cell office:value-type="string">
            <text:p>gauche</text:p>
          </table:table-cell>
          <table:table-cell office:value-type="string">
            <text:p>vid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condition</text:p>
          </table:table-cell>
          <table:table-cell office:value-type="string">
            <text:p>voisin</text:p>
          </table:table-cell>
          <table:table-cell office:value-type="string">
            <text:p>droite</text:p>
          </table:table-cell>
          <table:table-cell office:value-type="string">
            <text:p>vid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Monsters of the Deep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MO037</text:p>
          </table:table-cell>
          <table:table-cell office:value-type="string">
            <text:p>Saber-Toothed Salmon</text:p>
          </table:table-cell>
          <table:table-cell office:value-type="string">
            <text:p>Toothy Territory</text:p>
          </table:table-cell>
          <table:table-cell office:value-type="string">
            <text:p>Paleontology</text:p>
          </table:table-cell>
          <table:table-cell office:value-type="string">
            <text:p>Monsters of the Deep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next to</text:p>
          </table:table-cell>
          <table:table-cell office:value-type="string">
            <text:p>name</text:p>
          </table:table-cell>
          <table:table-cell office:value-type="string">
            <text:p>Teeth</text:p>
          </table:table-cell>
          <table:table-cell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opponent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60">
            <text:p>-6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Name</text:p>
          </table:table-cell>
          <table:table-cell office:value-type="string">
            <text:p>Teeth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MO043</text:p>
          </table:table-cell>
          <table:table-cell office:value-type="string">
            <text:p>Sacabambaspis</text:p>
          </table:table-cell>
          <table:table-cell office:value-type="string">
            <text:p>Surprise Face</text:p>
          </table:table-cell>
          <table:table-cell office:value-type="string">
            <text:p>Paleontology</text:p>
          </table:table-cell>
          <table:table-cell office:value-type="string">
            <text:p>Monsters of the Deep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0">
            <text:p>40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History of the Internet</text:p>
          </table:table-cell>
          <table:table-cell office:value-type="string">
            <text:p>&gt;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Monsters of the Deep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MO004</text:p>
          </table:table-cell>
          <table:table-cell office:value-type="string">
            <text:p>Shastasaurus</text:p>
          </table:table-cell>
          <table:table-cell office:value-type="string">
            <text:p>Reptile Wrangler</text:p>
          </table:table-cell>
          <table:table-cell office:value-type="string">
            <text:p>Paleontology</text:p>
          </table:table-cell>
          <table:table-cell office:value-type="string">
            <text:p>Monsters of the Deep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8">
            <text:p>28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Ocean Reptil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MO006</text:p>
          </table:table-cell>
          <table:table-cell office:value-type="string">
            <text:p>Styxosaurus</text:p>
          </table:table-cell>
          <table:table-cell office:value-type="string">
            <text:p>Styx it to the Man</text:p>
          </table:table-cell>
          <table:table-cell office:value-type="string">
            <text:p>Paleontology</text:p>
          </table:table-cell>
          <table:table-cell office:value-type="string">
            <text:p>Monsters of the Deep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5">
            <text:p>35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Name</text:p>
          </table:table-cell>
          <table:table-cell office:value-type="string">
            <text:p>Had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6">
            <text:p>3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MO016</text:p>
          </table:table-cell>
          <table:table-cell office:value-type="string">
            <text:p>Thalattoarchon</text:p>
          </table:table-cell>
          <table:table-cell office:value-type="string">
            <text:p>Sovereign of the Sea</text:p>
          </table:table-cell>
          <table:table-cell office:value-type="string">
            <text:p>Paleontology</text:p>
          </table:table-cell>
          <table:table-cell office:value-type="string">
            <text:p>Monsters of the Deep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60">
            <text:p>60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Album</text:p>
          </table:table-cell>
          <table:table-cell office:value-type="string">
            <text:p>Oceans and Sea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2">
            <text:p>-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MO036</text:p>
          </table:table-cell>
          <table:table-cell office:value-type="string">
            <text:p>Tiktaalik</text:p>
          </table:table-cell>
          <table:table-cell office:value-type="string">
            <text:p>It Started Out With a Fish...</text:p>
          </table:table-cell>
          <table:table-cell office:value-type="string">
            <text:p>Paleontology</text:p>
          </table:table-cell>
          <table:table-cell office:value-type="string">
            <text:p>Monsters of the Deep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5">
            <text:p>45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next to</text:p>
          </table:table-cell>
          <table:table-cell office:value-type="string">
            <text:p>Collection</text:p>
          </table:table-cell>
          <table:table-cell office:value-type="string">
            <text:p>Fabulous Fish</text:p>
          </table:table-cell>
          <table:table-cell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Human Evolution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6">
            <text:p>1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MO012</text:p>
          </table:table-cell>
          <table:table-cell office:value-type="string">
            <text:p>Tylosaurus</text:p>
          </table:table-cell>
          <table:table-cell office:value-type="string">
            <text:p>No Escape</text:p>
          </table:table-cell>
          <table:table-cell office:value-type="string">
            <text:p>Paleontology</text:p>
          </table:table-cell>
          <table:table-cell office:value-type="string">
            <text:p>Monsters of the Deep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round score</text:p>
          </table:table-cell>
          <table:table-cell office:value-type="string">
            <text:p>&g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Monsters of the Deep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MO024</text:p>
          </table:table-cell>
          <table:table-cell office:value-type="string">
            <text:p>Wahlisaurus</text:p>
          </table:table-cell>
          <table:table-cell office:value-type="string">
            <text:p>Wahl to Wahl</text:p>
          </table:table-cell>
          <table:table-cell office:value-type="string">
            <text:p>Paleontology</text:p>
          </table:table-cell>
          <table:table-cell office:value-type="string">
            <text:p>Monsters of the Deep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8">
            <text:p>38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cement</text:p>
          </table:table-cell>
          <table:table-cell office:value-type="string">
            <text:p>gauche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9">
            <text:p>29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cement</text:p>
          </table:table-cell>
          <table:table-cell office:value-type="string">
            <text:p>droite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9">
            <text:p>29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MO040</text:p>
          </table:table-cell>
          <table:table-cell office:value-type="string">
            <text:p>Xenacanthus</text:p>
          </table:table-cell>
          <table:table-cell office:value-type="string">
            <text:p>Dorsal Ribbon</text:p>
          </table:table-cell>
          <table:table-cell office:value-type="string">
            <text:p>Paleontology</text:p>
          </table:table-cell>
          <table:table-cell office:value-type="string">
            <text:p>Monsters of the Deep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7">
            <text:p>47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Acondition</text:p>
          </table:table-cell>
          <table:table-cell office:value-type="string">
            <text:p>voisin</text:p>
          </table:table-cell>
          <table:table-cell office:value-type="string">
            <text:p>next to</text:p>
          </table:table-cell>
          <table:table-cell office:value-type="string">
            <text:p>vid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condition</text:p>
          </table:table-cell>
          <table:table-cell office:value-type="string">
            <text:p>voisin</text:p>
          </table:table-cell>
          <table:table-cell office:value-type="string">
            <text:p>next to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Monsters of the Deep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OM015</text:p>
          </table:table-cell>
          <table:table-cell office:value-type="string">
            <text:p>Amphicyon</text:p>
          </table:table-cell>
          <table:table-cell office:value-type="string">
            <text:p>Bear Dog</text:p>
          </table:table-cell>
          <table:table-cell office:value-type="string">
            <text:p>Paleontology</text:p>
          </table:table-cell>
          <table:table-cell office:value-type="string">
            <text:p>Omnivores</text:p>
          </table:table-cell>
          <table:table-cell office:value-type="string">
            <text:p>Common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0">
            <text:p>40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Name</text:p>
          </table:table-cell>
          <table:table-cell office:value-type="string">
            <text:p>Grizzly Bear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OM020</text:p>
          </table:table-cell>
          <table:table-cell office:value-type="string">
            <text:p>Anchisaurus</text:p>
          </table:table-cell>
          <table:table-cell office:value-type="string">
            <text:p>Survive the Blast</text:p>
          </table:table-cell>
          <table:table-cell office:value-type="string">
            <text:p>Paleontology</text:p>
          </table:table-cell>
          <table:table-cell office:value-type="string">
            <text:p>Omnivo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5">
            <text:p>35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turn</text:p>
          </table:table-cell>
          <table:table-cell office:value-type="string">
            <text:p>lost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 per turn</text:p>
          </table:table-cell>
          <table:table-cell office:value-type="float" office:value="35">
            <text:p>3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turn</text:p>
          </table:table-cell>
          <table:table-cell office:value-type="string">
            <text:p>lost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filtre</text:p>
          </table:table-cell>
          <table:table-cell office:value-type="string">
            <text:p>Limite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OM018</text:p>
          </table:table-cell>
          <table:table-cell office:value-type="string">
            <text:p>Balaur Bondoc</text:p>
          </table:table-cell>
          <table:table-cell office:value-type="string">
            <text:p>Way of the Dragon</text:p>
          </table:table-cell>
          <table:table-cell office:value-type="string">
            <text:p>Paleontology</text:p>
          </table:table-cell>
          <table:table-cell office:value-type="string">
            <text:p>Omnivores</text:p>
          </table:table-cell>
          <table:table-cell office:value-type="string">
            <text:p>Epic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72">
            <text:p>72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opponent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burn</text:p>
          </table:table-cell>
          <table:table-cell office:value-type="float" office:value="30">
            <text:p>3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OM010</text:p>
          </table:table-cell>
          <table:table-cell office:value-type="string">
            <text:p>Caudipteryx</text:p>
          </table:table-cell>
          <table:table-cell office:value-type="string">
            <text:p>Shake Your Tail Feather</text:p>
          </table:table-cell>
          <table:table-cell office:value-type="string">
            <text:p>Paleontology</text:p>
          </table:table-cell>
          <table:table-cell office:value-type="string">
            <text:p>Omnivores</text:p>
          </table:table-cell>
          <table:table-cell office:value-type="string">
            <text:p>Common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6">
            <text:p>26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Name</text:p>
          </table:table-cell>
          <table:table-cell office:value-type="string">
            <text:p>Peacock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OM013</text:p>
          </table:table-cell>
          <table:table-cell office:value-type="string">
            <text:p>Citipati</text:p>
          </table:table-cell>
          <table:table-cell/>
          <table:table-cell office:value-type="string">
            <text:p>Paleontology</text:p>
          </table:table-cell>
          <table:table-cell office:value-type="string">
            <text:p>Omnivores</text:p>
          </table:table-cell>
          <table:table-cell office:value-type="string">
            <text:p>Common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9">
            <text:p>39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OM003</text:p>
          </table:table-cell>
          <table:table-cell office:value-type="string">
            <text:p>Deinocheirus</text:p>
          </table:table-cell>
          <table:table-cell office:value-type="string">
            <text:p>Armed and Dangerous</text:p>
          </table:table-cell>
          <table:table-cell office:value-type="string">
            <text:p>Paleontology</text:p>
          </table:table-cell>
          <table:table-cell office:value-type="string">
            <text:p>Omnivores</text:p>
          </table:table-cell>
          <table:table-cell office:value-type="string">
            <text:p>Common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80">
            <text:p>80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10">
            <text:p>-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OM022</text:p>
          </table:table-cell>
          <table:table-cell office:value-type="string">
            <text:p>Dracorex</text:p>
          </table:table-cell>
          <table:table-cell office:value-type="string">
            <text:p>Reptilium Leviosa</text:p>
          </table:table-cell>
          <table:table-cell office:value-type="string">
            <text:p>Paleontology</text:p>
          </table:table-cell>
          <table:table-cell office:value-type="string">
            <text:p>Omnivo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1">
            <text:p>41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office:value-type="string">
            <text:p>&gt;</text:p>
          </table:table-cell>
          <table:table-cell office:value-type="float" office:value="7">
            <text:p>7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OM014</text:p>
          </table:table-cell>
          <table:table-cell office:value-type="string">
            <text:p>Entelodont</text:p>
          </table:table-cell>
          <table:table-cell office:value-type="string">
            <text:p>Pig Out</text:p>
          </table:table-cell>
          <table:table-cell office:value-type="string">
            <text:p>Paleontology</text:p>
          </table:table-cell>
          <table:table-cell office:value-type="string">
            <text:p>Omnivores</text:p>
          </table:table-cell>
          <table:table-cell office:value-type="string">
            <text:p>Common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Name</text:p>
          </table:table-cell>
          <table:table-cell office:value-type="string">
            <text:p>Peccary Hog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5">
            <text:p>3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OM002</text:p>
          </table:table-cell>
          <table:table-cell office:value-type="string">
            <text:p>Gallimimus</text:p>
          </table:table-cell>
          <table:table-cell office:value-type="string">
            <text:p>Chicken Mimic</text:p>
          </table:table-cell>
          <table:table-cell office:value-type="string">
            <text:p>Paleontology</text:p>
          </table:table-cell>
          <table:table-cell office:value-type="string">
            <text:p>Omnivores</text:p>
          </table:table-cell>
          <table:table-cell office:value-type="string">
            <text:p>Rare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Name</text:p>
          </table:table-cell>
          <table:table-cell office:value-type="string">
            <text:p>French Hen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80">
            <text:p>8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OM004</text:p>
          </table:table-cell>
          <table:table-cell office:value-type="string">
            <text:p>Gigantoraptor</text:p>
          </table:table-cell>
          <table:table-cell office:value-type="string">
            <text:p>Raptor-ous Applause</text:p>
          </table:table-cell>
          <table:table-cell office:value-type="string">
            <text:p>Paleontology</text:p>
          </table:table-cell>
          <table:table-cell office:value-type="string">
            <text:p>Omnivores</text:p>
          </table:table-cell>
          <table:table-cell office:value-type="string">
            <text:p>Legendary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8">
            <text:p>28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turn score</text:p>
          </table:table-cell>
          <table:table-cell office:value-type="string">
            <text:p>&g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60">
            <text:p>6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OM008</text:p>
          </table:table-cell>
          <table:table-cell office:value-type="string">
            <text:p>Heterodontosaurus</text:p>
          </table:table-cell>
          <table:table-cell office:value-type="string">
            <text:p>The Whole Tooth</text:p>
          </table:table-cell>
          <table:table-cell office:value-type="string">
            <text:p>Paleontology</text:p>
          </table:table-cell>
          <table:table-cell office:value-type="string">
            <text:p>Omnivores</text:p>
          </table:table-cell>
          <table:table-cell office:value-type="string">
            <text:p>Rare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Sharks!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2">
            <text:p>1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OM017</text:p>
          </table:table-cell>
          <table:table-cell office:value-type="string">
            <text:p>Hypsilophodon</text:p>
          </table:table-cell>
          <table:table-cell office:value-type="string">
            <text:p>Hyp to be Square</text:p>
          </table:table-cell>
          <table:table-cell office:value-type="string">
            <text:p>Paleontology</text:p>
          </table:table-cell>
          <table:table-cell office:value-type="string">
            <text:p>Omnivores</text:p>
          </table:table-cell>
          <table:table-cell office:value-type="string">
            <text:p>Common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4">
            <text:p>24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Pioneers of Scienc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OM001</text:p>
          </table:table-cell>
          <table:table-cell office:value-type="string">
            <text:p>Massospondylus</text:p>
          </table:table-cell>
          <table:table-cell/>
          <table:table-cell office:value-type="string">
            <text:p>Paleontology</text:p>
          </table:table-cell>
          <table:table-cell office:value-type="string">
            <text:p>Omnivores</text:p>
          </table:table-cell>
          <table:table-cell office:value-type="string">
            <text:p>Common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86">
            <text:p>86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OM023</text:p>
          </table:table-cell>
          <table:table-cell office:value-type="string">
            <text:p>Microvenator</text:p>
          </table:table-cell>
          <table:table-cell office:value-type="string">
            <text:p>Dental Plan</text:p>
          </table:table-cell>
          <table:table-cell office:value-type="string">
            <text:p>Paleontology</text:p>
          </table:table-cell>
          <table:table-cell office:value-type="string">
            <text:p>Omnivores</text:p>
          </table:table-cell>
          <table:table-cell office:value-type="string">
            <text:p>Rare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6">
            <text:p>36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Name</text:p>
          </table:table-cell>
          <table:table-cell office:value-type="string">
            <text:p>Teeth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Name</text:p>
          </table:table-cell>
          <table:table-cell office:value-type="string">
            <text:p>Deinonychu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OM021</text:p>
          </table:table-cell>
          <table:table-cell office:value-type="string">
            <text:p>Mononykus</text:p>
          </table:table-cell>
          <table:table-cell office:value-type="string">
            <text:p>POKE!</text:p>
          </table:table-cell>
          <table:table-cell office:value-type="string">
            <text:p>Paleontology</text:p>
          </table:table-cell>
          <table:table-cell office:value-type="string">
            <text:p>Omnivores</text:p>
          </table:table-cell>
          <table:table-cell office:value-type="string">
            <text:p>Epic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Omn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7">
            <text:p>17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OM009</text:p>
          </table:table-cell>
          <table:table-cell office:value-type="string">
            <text:p>Ornithomimus</text:p>
          </table:table-cell>
          <table:table-cell/>
          <table:table-cell office:value-type="string">
            <text:p>Paleontology</text:p>
          </table:table-cell>
          <table:table-cell office:value-type="string">
            <text:p>Omnivores</text:p>
          </table:table-cell>
          <table:table-cell office:value-type="string">
            <text:p>Common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61">
            <text:p>61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OM012</text:p>
          </table:table-cell>
          <table:table-cell office:value-type="string">
            <text:p>Oviraptor</text:p>
          </table:table-cell>
          <table:table-cell office:value-type="string">
            <text:p>Wrongly Accused</text:p>
          </table:table-cell>
          <table:table-cell office:value-type="string">
            <text:p>Paleontology</text:p>
          </table:table-cell>
          <table:table-cell office:value-type="string">
            <text:p>Omnivores</text:p>
          </table:table-cell>
          <table:table-cell office:value-type="string">
            <text:p>Legendary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0">
            <text:p>40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Name</text:p>
          </table:table-cell>
          <table:table-cell office:value-type="string">
            <text:p>Dinosaur Egg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50">
            <text:p>5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OM007</text:p>
          </table:table-cell>
          <table:table-cell office:value-type="string">
            <text:p>Pelecanimimus</text:p>
          </table:table-cell>
          <table:table-cell/>
          <table:table-cell office:value-type="string">
            <text:p>Paleontology</text:p>
          </table:table-cell>
          <table:table-cell office:value-type="string">
            <text:p>Omnivores</text:p>
          </table:table-cell>
          <table:table-cell office:value-type="string">
            <text:p>Common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61">
            <text:p>61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OM019</text:p>
          </table:table-cell>
          <table:table-cell office:value-type="string">
            <text:p>Plateosaurus</text:p>
          </table:table-cell>
          <table:table-cell office:value-type="string">
            <text:p>Broad Appeal</text:p>
          </table:table-cell>
          <table:table-cell office:value-type="string">
            <text:p>Paleontology</text:p>
          </table:table-cell>
          <table:table-cell office:value-type="string">
            <text:p>Omnivores</text:p>
          </table:table-cell>
          <table:table-cell office:value-type="string">
            <text:p>Rare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9">
            <text:p>49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0">
            <text:p>3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opponent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OM016</text:p>
          </table:table-cell>
          <table:table-cell office:value-type="string">
            <text:p>Struthiomimus</text:p>
          </table:table-cell>
          <table:table-cell office:value-type="string">
            <text:p>Bird Brained</text:p>
          </table:table-cell>
          <table:table-cell office:value-type="string">
            <text:p>Paleontology</text:p>
          </table:table-cell>
          <table:table-cell office:value-type="string">
            <text:p>Omnivores</text:p>
          </table:table-cell>
          <table:table-cell office:value-type="string">
            <text:p>Rare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Bird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OM024</text:p>
          </table:table-cell>
          <table:table-cell office:value-type="string">
            <text:p>Tianyulong</text:p>
          </table:table-cell>
          <table:table-cell office:value-type="string">
            <text:p>Proto-Feather</text:p>
          </table:table-cell>
          <table:table-cell office:value-type="string">
            <text:p>Paleontology</text:p>
          </table:table-cell>
          <table:table-cell office:value-type="string">
            <text:p>Omnivores</text:p>
          </table:table-cell>
          <table:table-cell office:value-type="string">
            <text:p>Legendary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65">
            <text:p>65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played</text:p>
          </table:table-cell>
          <table:table-cell office:value-type="string">
            <text:p>Collection</text:p>
          </table:table-cell>
          <table:table-cell office:value-type="string">
            <text:p>Birds</text:p>
          </table:table-cell>
          <table:table-cell office:value-type="string">
            <text:p>&gt;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Omn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OM005</text:p>
          </table:table-cell>
          <table:table-cell office:value-type="string">
            <text:p>Troodon</text:p>
          </table:table-cell>
          <table:table-cell office:value-type="string">
            <text:p>Troo Facts</text:p>
          </table:table-cell>
          <table:table-cell office:value-type="string">
            <text:p>Paleontology</text:p>
          </table:table-cell>
          <table:table-cell office:value-type="string">
            <text:p>Omnivo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OM011</text:p>
          </table:table-cell>
          <table:table-cell office:value-type="string">
            <text:p>Yangchuanosaurus</text:p>
          </table:table-cell>
          <table:table-cell/>
          <table:table-cell office:value-type="string">
            <text:p>Paleontology</text:p>
          </table:table-cell>
          <table:table-cell office:value-type="string">
            <text:p>Omnivores</text:p>
          </table:table-cell>
          <table:table-cell office:value-type="string">
            <text:p>Common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8">
            <text:p>68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SBB001</text:p>
          </table:table-cell>
          <table:table-cell office:value-type="string">
            <text:p>Teeth</text:p>
          </table:table-cell>
          <table:table-cell office:value-type="string">
            <text:p>Bite Size</text:p>
          </table:table-cell>
          <table:table-cell office:value-type="string">
            <text:p>Science</text:p>
          </table:table-cell>
          <table:table-cell office:value-type="string">
            <text:p>Brilliant Human Body</text:p>
          </table:table-cell>
          <table:table-cell office:value-type="string">
            <text:p>Epic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6">
            <text:p>36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Sharks!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9">
            <text:p>9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LMC033</text:p>
          </table:table-cell>
          <table:table-cell office:value-type="string">
            <text:p>Peryton</text:p>
          </table:table-cell>
          <table:table-cell office:value-type="string">
            <text:p>Imaginary Being</text:p>
          </table:table-cell>
          <table:table-cell office:value-type="string">
            <text:p>Life on Land</text:p>
          </table:table-cell>
          <table:table-cell office:value-type="string">
            <text:p>Mythical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7">
            <text:p>47</text:p>
          </table:table-cell>
          <table:table-cell office:value-type="string">
            <text:p>Winged Mythical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Mammal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7">
            <text:p>17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Mammal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17">
            <text:p>-17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Bird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2">
            <text:p>1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ACPH003</text:p>
          </table:table-cell>
          <table:table-cell office:value-type="string">
            <text:p>Confucius</text:p>
          </table:table-cell>
          <table:table-cell office:value-type="string">
            <text:p>Word to the Wise</text:p>
          </table:table-cell>
          <table:table-cell office:value-type="string">
            <text:p>Arts &amp; Culture</text:p>
          </table:table-cell>
          <table:table-cell office:value-type="string">
            <text:p>Philosophy</text:p>
          </table:table-cell>
          <table:table-cell office:value-type="string">
            <text:p>Rare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6">
            <text:p>36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keyword</text:p>
          </table:table-cell>
          <table:table-cell office:value-type="string">
            <text:p>Seven Sag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1">
            <text:p>2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LRE042</text:p>
          </table:table-cell>
          <table:table-cell office:value-type="string">
            <text:p>Tuatara</text:p>
          </table:table-cell>
          <table:table-cell office:value-type="string">
            <text:p>Living Fossil</text:p>
          </table:table-cell>
          <table:table-cell office:value-type="string">
            <text:p>Life on Land</text:p>
          </table:table-cell>
          <table:table-cell office:value-type="string">
            <text:p>Reptiles</text:p>
          </table:table-cell>
          <table:table-cell office:value-type="string">
            <text:p>Rare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0">
            <text:p>40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</table:table>
      <table:table table:name="Nomenclature" table:style-name="ta1" table:print="false">
        <table:table-column table:style-name="co8" table:number-columns-repeated="7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Nom</text:p>
          </table:table-cell>
          <table:table-cell office:value-type="string">
            <text:p>Attaque</text:p>
          </table:table-cell>
          <table:table-cell office:value-type="string">
            <text:p>Album</text:p>
          </table:table-cell>
          <table:table-cell office:value-type="string">
            <text:p>Collection</text:p>
          </table:table-cell>
          <table:table-cell office:value-type="string">
            <text:p>Rareté</text:p>
          </table:table-cell>
          <table:table-cell office:value-type="string">
            <text:p>Type</text:p>
          </table:table-cell>
        </table:table-row>
        <table:table-row table:style-name="ro1">
          <table:table-cell office:value-type="string">
            <text:p>Energy</text:p>
          </table:table-cell>
          <table:table-cell office:value-type="string">
            <text:p>Power</text:p>
          </table:table-cell>
          <table:table-cell office:value-type="string">
            <text:p>KeyWord1</text:p>
          </table:table-cell>
          <table:table-cell office:value-type="string">
            <text:p>KeyWord2</text:p>
          </table:table-cell>
          <table:table-cell office:value-type="string">
            <text:p>KeyWord3</text:p>
          </table:table-cell>
          <table:table-cell table:number-columns-repeated="2"/>
        </table:table-row>
        <table:table-row table:style-name="ro1">
          <table:table-cell office:value-type="string">
            <text:p>Attaque1</text:p>
          </table:table-cell>
          <table:table-cell office:value-type="string">
            <text:p>Condition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Condition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Cible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Filtre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Effet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Multiplier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Durée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47</text:p>
          </table:table-cell>
          <table:table-cell office:value-type="string">
            <text:p>Bannykus</text:p>
          </table:table-cell>
          <table:table-cell office:value-type="string">
            <text:p>Transitional Characteristics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any</text:p>
          </table:table-cell>
          <table:table-cell office:value-type="string">
            <text:p>=</text:p>
          </table:table-cell>
          <table:table-cell office:value-type="float" office:value="9">
            <text:p>9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any</text:p>
          </table:table-cell>
          <table:table-cell office:value-type="string">
            <text:p>Non-limited</text:p>
          </table:table-cell>
          <table:table-cell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é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LB006</text:p>
          </table:table-cell>
          <table:table-cell office:value-type="string">
            <text:p>Quaternary Extinction Event</text:p>
          </table:table-cell>
          <table:table-cell office:value-type="string">
            <text:p>Diverse Collapse</text:p>
          </table:table-cell>
          <table:table-cell office:value-type="string">
            <text:p>Paleontology</text:p>
          </table:table-cell>
          <table:table-cell office:value-type="string">
            <text:p>Land Before Time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string">
            <text:p>Draw</text:p>
          </table:table-cell>
          <table:table-cell office:value-type="string">
            <text:p>Condition</text:p>
          </table:table-cell>
          <table:table-cell office:value-type="string">
            <text:p>Non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ard</text:p>
          </table:table-cell>
          <table:table-cell office:value-type="string">
            <text:p>Quaternary Extinction Event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10">
            <text:p>-10</text:p>
          </table:table-cell>
          <table:table-cell office:value-type="string">
            <text:p>every album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uré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OM020</text:p>
          </table:table-cell>
          <table:table-cell office:value-type="string">
            <text:p>Anchisaurus</text:p>
          </table:table-cell>
          <table:table-cell office:value-type="string">
            <text:p>Survive the Blast</text:p>
          </table:table-cell>
          <table:table-cell office:value-type="string">
            <text:p>Paleontology</text:p>
          </table:table-cell>
          <table:table-cell office:value-type="string">
            <text:p>Omnivo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5">
            <text:p>35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turn</text:p>
          </table:table-cell>
          <table:table-cell office:value-type="string">
            <text:p>lost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 per turn</text:p>
          </table:table-cell>
          <table:table-cell office:value-type="float" office:value="35">
            <text:p>3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é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/>
          <table:table-cell office:value-type="string">
            <text:p>*la durée est “next turn” donc j'en met 2 puisque à la fin du tour 1 sera décompté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33</text:p>
          </table:table-cell>
          <table:table-cell office:value-type="string">
            <text:p>Dilong</text:p>
          </table:table-cell>
          <table:table-cell office:value-type="string">
            <text:p>Emperor Dragon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0">
            <text:p>60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Non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both remaining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lock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urée</text:p>
          </table:table-cell>
          <table:table-cell office:value-type="string">
            <text:p>turn</text:p>
          </table:table-cell>
          <table:table-cell office:value-type="float" office:value="3">
            <text:p>3</text:p>
          </table:table-cell>
          <table:table-cell/>
          <table:table-cell office:value-type="string">
            <text:p>*pareil je triche et met 1 tour de lock en plus car c'est en return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6-03-30">30/03/2026</text:date>, <text:time>21:58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6-02-21T08:01:55.34</meta:creation-date>
    <dc:date>2026-03-30T21:58:04.35</dc:date>
    <meta:editing-duration>PT19H41M26S</meta:editing-duration>
    <meta:editing-cycles>346</meta:editing-cycles>
    <meta:generator>OpenOffice/4.1.14$Win32 OpenOffice.org_project/4114m1$Build-9811</meta:generator>
    <dc:creator>Cecil La</dc:creator>
    <meta:document-statistic meta:table-count="2" meta:cell-count="7918" meta:object-count="0"/>
  </office:meta>
</office:document-meta>
</file>